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 style:font-pitch="variable"/>
    <style:font-face style:name="Libre Franklin" svg:font-family="'Libre Frankl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loext:opacity="100%" fo:font-size="5pt" style:font-size-asian="5pt" style:font-size-complex="5pt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fo:font-size="5pt" officeooo:paragraph-rsid="00159db9" style:font-size-asian="5pt" style:font-size-complex="5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fo:font-size="5pt" officeooo:paragraph-rsid="0025ed79" style:font-size-asian="5pt" style:font-size-complex="5pt"/>
    </style:style>
    <style:style style:name="P4" style:family="paragraph" style:parent-style-name="Heading_20_1">
      <style:paragraph-properties fo:text-align="center" style:justify-single-word="false"/>
      <style:text-properties fo:color="#26619c" loext:opacity="100%"/>
    </style:style>
    <style:style style:name="P5" style:family="paragraph" style:parent-style-name="Heading_20_1">
      <style:text-properties fo:color="#26619c" loext:opacity="100%"/>
    </style:style>
    <style:style style:name="P6" style:family="paragraph" style:parent-style-name="Heading_20_1"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style:font-name="Libre Baskerville" fo:font-size="8pt" fo:font-style="normal" officeooo:paragraph-rsid="001f691d" style:font-size-asian="8pt" style:font-style-asian="normal" style:font-size-complex="8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Libre Baskerville" fo:font-size="8pt" fo:font-style="italic" officeooo:paragraph-rsid="001f691d" style:font-size-asian="8pt" style:font-style-asian="italic" style:font-size-complex="8pt" style:font-style-complex="italic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Libre Baskerville" fo:font-size="8pt" fo:font-style="normal" officeooo:paragraph-rsid="00228780" style:font-size-asian="8pt" style:font-style-asian="normal" style:font-size-complex="8pt" style:font-style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fo:font-size="5pt" style:font-size-asian="5pt" style:font-size-complex="5pt"/>
    </style:style>
    <style:style style:name="T1" style:family="text">
      <style:text-properties officeooo:rsid="001c5fc0"/>
    </style:style>
    <style:style style:name="T2" style:family="text">
      <style:text-properties officeooo:rsid="001f691d"/>
    </style:style>
    <style:style style:name="T3" style:family="text">
      <style:text-properties style:font-name="Libre Baskerville" fo:font-size="18pt" fo:font-style="italic" officeooo:rsid="001f691d" style:font-size-asian="18pt" style:font-style-asian="italic" style:font-size-complex="18pt" style:font-style-complex="italic"/>
    </style:style>
    <style:style style:name="T4" style:family="text">
      <style:text-properties style:font-name="Libre Baskerville" fo:font-size="18pt" fo:font-style="italic" officeooo:rsid="00228780" style:font-size-asian="18pt" style:font-style-asian="italic" style:font-size-complex="18pt" style:font-style-complex="italic"/>
    </style:style>
    <style:style style:name="T5" style:family="text">
      <style:text-properties style:text-position="sub 58%"/>
    </style:style>
    <style:style style:name="T6" style:family="text">
      <style:text-properties officeooo:rsid="00323b3f"/>
    </style:style>
    <style:style style:name="T7" style:family="text">
      <style:text-properties officeooo:rsid="00328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h text:style-name="P4" text:outline-level="1">B<text:span text:style-name="T5">2</text:span></text:h>
      <text:p text:style-name="P1"/>
      <text:p text:style-name="P1"><text:s text:c="6"/>5 311(11) 311 221 11111</text:p>
      <text:p text:style-name="P1">______________________________</text:p>
      <text:p text:style-name="P1">X2. <text:s text:c="2"/>1 <text:s text:c="6"/>⋅ <text:s text:c="2"/>1 <text:s text:c="2"/>1 <text:s text:c="4"/>1</text:p>
      <text:p text:style-name="P1">X11. <text:s/>⋅ <text:s text:c="6"/>1 <text:s text:c="2"/>⋅ <text:s text:c="2"/>⋅ <text:s text:c="4"/>x</text:p>
      <text:p text:style-name="P1">X1.1 <text:s/>⋅ <text:s text:c="6"/>⋅ <text:s text:c="2"/>1 <text:s text:c="2"/>1 x^2+1</text:p>
      <text:p text:style-name="P1">X.2 <text:s text:c="2"/>⋅ <text:s text:c="6"/>⋅ <text:s text:c="2"/>⋅ <text:s text:c="2"/>1 <text:s text:c="4"/>1</text:p>
      <text:p text:style-name="P1">X.11 <text:s/>⋅ <text:s text:c="6"/>⋅ <text:s text:c="2"/>⋅ <text:s text:c="2"/>⋅ <text:s text:c="4"/>1</text:p>
      <text:p text:style-name="P1"/>
      <text:h text:style-name="P5" text:outline-level="1">G<text:span text:style-name="T5">2</text:span></text:h>
      <text:p text:style-name="P2"/>
      <text:p text:style-name="P2"><text:s text:c="13"/>G2 G2(a1)(21) G2(a1) ~A1 A1 <text:s text:c="4"/>1</text:p>
      <text:p text:style-name="P2">_______________________________________________</text:p>
      <text:p text:style-name="P2">Xphi{1,<text:span text:style-name="T1">0</text:span>} <text:s text:c="4"/>1 <text:s text:c="9"/>⋅ <text:s text:c="5"/>1 <text:s text:c="2"/>1 <text:s/>1 <text:s text:c="4"/>1</text:p>
      <text:p text:style-name="P2">Xphi{1,3}' <text:s text:c="3"/>⋅ <text:s text:c="9"/>1 <text:s text:c="5"/>⋅ <text:s text:c="2"/>1 <text:s/>⋅ <text:s text:c="2"/>x^2</text:p>
      <text:p text:style-name="P2">Xphi{2,1} <text:s text:c="4"/>⋅ <text:s text:c="9"/>⋅ <text:s text:c="5"/>1 <text:s text:c="2"/>1 <text:s/>1 x^4+1</text:p>
      <text:p text:style-name="P2">Xphi{2,2} <text:s text:c="4"/>⋅ <text:s text:c="9"/>⋅ <text:s text:c="5"/>⋅ <text:s text:c="2"/>1 <text:s/>1 x^2+1</text:p>
      <text:p text:style-name="P2">Xphi{1,3}'' <text:s text:c="2"/>⋅ <text:s text:c="9"/>⋅ <text:s text:c="5"/>⋅ <text:s text:c="2"/>⋅ <text:s/>1 <text:s text:c="4"/>1</text:p>
      <text:p text:style-name="P2">Xphi{1,6} <text:s text:c="4"/>⋅ <text:s text:c="9"/>⋅ <text:s text:c="5"/>⋅ <text:s text:c="2"/>⋅ <text:s/>⋅ <text:s text:c="4"/>1</text:p>
      <text:p text:style-name="P2"/>
      <text:h text:style-name="P5" text:outline-level="1">B<text:span text:style-name="T5">3</text:span></text:h>
      <text:p text:style-name="P1"/>
      <text:p text:style-name="P1"><text:s text:c="7"/>7 511(11) 511 331(11) 331 322 31111(11) 31111 22111 <text:s text:c="2"/>1111111</text:p>
      <text:p text:style-name="P1">_____________________________________________________________________</text:p>
      <text:p text:style-name="P1">X3. <text:s text:c="3"/>1 <text:s text:c="6"/>⋅ <text:s text:c="2"/>1 <text:s text:c="6"/>⋅ <text:s text:c="2"/>1 <text:s text:c="2"/>1 <text:s text:c="8"/>⋅ <text:s text:c="4"/>1 <text:s text:c="4"/>1 <text:s text:c="8"/>1</text:p>
      <text:p text:style-name="P1">X21. <text:s text:c="2"/>⋅ <text:s text:c="6"/>1 <text:s text:c="2"/>⋅ <text:s text:c="6"/>⋅ <text:s text:c="2"/>⋅ <text:s text:c="2"/>x <text:s text:c="8"/>x <text:s text:c="4"/>x <text:s text:c="4"/>x <text:s text:c="4"/>x^3+x</text:p>
      <text:p text:style-name="P1">X2.1 <text:s text:c="2"/>⋅ <text:s text:c="6"/>⋅ <text:s text:c="2"/>1 <text:s text:c="6"/>⋅ <text:s text:c="2"/>1 <text:s text:c="2"/>1 <text:s text:c="8"/>⋅ x^2+1 x^2+1 x^4+x^2+1</text:p>
      <text:p text:style-name="P1">X.3 <text:s text:c="3"/>⋅ <text:s text:c="6"/>⋅ <text:s text:c="2"/>⋅ <text:s text:c="6"/>1 <text:s text:c="2"/>⋅ <text:s text:c="2"/>⋅ <text:s text:c="8"/>⋅ <text:s text:c="4"/>⋅ <text:s text:c="4"/>x <text:s text:c="8"/>x</text:p>
      <text:p text:style-name="P1">X1.2 <text:s text:c="2"/>⋅ <text:s text:c="6"/>⋅ <text:s text:c="2"/>⋅ <text:s text:c="6"/>⋅ <text:s text:c="2"/>1 <text:s text:c="2"/>1 <text:s text:c="8"/>⋅ <text:s text:c="4"/>1 x^2+1 x^4+x^2+1</text:p>
      <text:p text:style-name="P1">X11.1 <text:s/>⋅ <text:s text:c="6"/>⋅ <text:s text:c="2"/>⋅ <text:s text:c="6"/>⋅ <text:s text:c="2"/>⋅ <text:s text:c="2"/>1 <text:s text:c="8"/>1 <text:s text:c="4"/>1 <text:s text:c="4"/>1 x^4+x^2+1</text:p>
      <text:p text:style-name="P1">X111. <text:s/>⋅ <text:s text:c="6"/>⋅ <text:s text:c="2"/>⋅ <text:s text:c="6"/>⋅ <text:s text:c="2"/>⋅ <text:s text:c="2"/>⋅ <text:s text:c="8"/>1 <text:s text:c="4"/>⋅ <text:s text:c="4"/>⋅ <text:s text:c="6"/>x^2</text:p>
      <text:p text:style-name="P1">X1.11 <text:s/>⋅ <text:s text:c="6"/>⋅ <text:s text:c="2"/>⋅ <text:s text:c="6"/>⋅ <text:s text:c="2"/>⋅ <text:s text:c="2"/>⋅ <text:s text:c="8"/>⋅ <text:s text:c="4"/>1 <text:s text:c="4"/>1 x^4+x^2+1</text:p>
      <text:p text:style-name="P1">X.21 <text:s text:c="2"/>⋅ <text:s text:c="6"/>⋅ <text:s text:c="2"/>⋅ <text:s text:c="6"/>⋅ <text:s text:c="2"/>⋅ <text:s text:c="2"/>⋅ <text:s text:c="8"/>⋅ <text:s text:c="4"/>⋅ <text:s text:c="4"/>1 <text:s text:c="4"/>x^2+1</text:p>
      <text:p text:style-name="P1">X.111 <text:s/>⋅ <text:s text:c="6"/>⋅ <text:s text:c="2"/>⋅ <text:s text:c="6"/>⋅ <text:s text:c="2"/>⋅ <text:s text:c="2"/>⋅ <text:s text:c="8"/>⋅ <text:s text:c="4"/>⋅ <text:s text:c="4"/>⋅ <text:s text:c="8"/>1</text:p>
      <text:p text:style-name="P1"/>
      <text:h text:style-name="P5" text:outline-level="1">B<text:span text:style-name="T5">4</text:span></text:h>
      <text:p text:style-name="P1"/>
      <text:p text:style-name="P1"><text:s text:c="8"/>9 711(11) 711 531(11,11) 531(2,11) 531 441 522 51111(11) 51111 333 33111(11) 33111 32211(11) 32211 <text:s text:c="4"/>22221 3111111(11) <text:s text:c="3"/>3111111 <text:s text:c="3"/>2211111 <text:s text:c="11"/>111111111</text:p>
      <text:p text:style-name="P1">____________________________________________________________________________________________________________________________________________________________________________</text:p>
      <text:p text:style-name="P1">X4. <text:s text:c="4"/>1 <text:s text:c="6"/>⋅ <text:s text:c="2"/>1 <text:s text:c="9"/>⋅ <text:s text:c="8"/>⋅ <text:s text:c="2"/>1 <text:s text:c="2"/>1 <text:s text:c="2"/>1 <text:s text:c="8"/>⋅ <text:s text:c="4"/>1 <text:s text:c="2"/>1 <text:s text:c="8"/>⋅ <text:s text:c="4"/>1 <text:s text:c="8"/>⋅ <text:s text:c="4"/>1 <text:s text:c="8"/>1 <text:s text:c="10"/>⋅ <text:s text:c="9"/>1 <text:s text:c="9"/>1 <text:s text:c="19"/>1</text:p>
      <text:p text:style-name="P1">X31. <text:s text:c="3"/>⋅ <text:s text:c="6"/>1 <text:s text:c="2"/>⋅ <text:s text:c="9"/>⋅ <text:s text:c="8"/>⋅ <text:s text:c="2"/>⋅ <text:s text:c="2"/>⋅ <text:s text:c="2"/>x <text:s text:c="8"/>x <text:s text:c="4"/>x <text:s text:c="2"/>x <text:s text:c="8"/>⋅ <text:s text:c="4"/>x <text:s text:c="6"/>x^2 <text:s text:c="4"/>x <text:s text:c="8"/>x <text:s text:c="8"/>x^2 <text:s text:c="5"/>x^3+x <text:s text:c="5"/>x^3+x <text:s text:c="11"/>x^5+x^3+x</text:p>
      <text:p text:style-name="P1">X3.1 <text:s text:c="3"/>⋅ <text:s text:c="6"/>⋅ <text:s text:c="2"/>1 <text:s text:c="9"/>⋅ <text:s text:c="8"/>⋅ <text:s text:c="2"/>1 <text:s text:c="2"/>1 <text:s text:c="2"/>1 <text:s text:c="8"/>⋅ x^2+1 <text:s text:c="2"/>1 <text:s text:c="8"/>⋅ x^2+1 <text:s text:c="8"/>⋅ x^2+1 <text:s text:c="4"/>x^2+1 <text:s text:c="10"/>⋅ <text:s/>x^4+x^2+1 <text:s/>x^4+x^2+1 <text:s text:c="7"/>x^6+x^4+x^2+1</text:p>
      <text:p text:style-name="P1">X.4 <text:s text:c="4"/>⋅ <text:s text:c="6"/>⋅ <text:s text:c="2"/>⋅ <text:s text:c="9"/>1 <text:s text:c="8"/>⋅ <text:s text:c="2"/>⋅ <text:s text:c="2"/>1 <text:s text:c="2"/>⋅ <text:s text:c="8"/>⋅ <text:s text:c="4"/>⋅ <text:s text:c="2"/>⋅ <text:s text:c="8"/>x <text:s text:c="4"/>⋅ <text:s text:c="8"/>⋅ <text:s text:c="4"/>⋅ <text:s text:c="6"/>x^2 <text:s text:c="10"/>⋅ <text:s text:c="9"/>⋅ <text:s text:c="7"/>x^2 <text:s text:c="17"/>x^2</text:p>
      <text:p text:style-name="P1">X22. <text:s text:c="3"/>⋅ <text:s text:c="6"/>⋅ <text:s text:c="2"/>⋅ <text:s text:c="9"/>⋅ <text:s text:c="8"/>1 <text:s text:c="2"/>⋅ <text:s text:c="2"/>⋅ <text:s text:c="2"/>1 <text:s text:c="8"/>1 <text:s text:c="4"/>⋅ <text:s text:c="2"/>⋅ <text:s text:c="8"/>⋅ <text:s text:c="4"/>⋅ <text:s text:c="8"/>⋅ <text:s text:c="2"/>x^2 <text:s text:c="6"/>x^2 <text:s text:c="8"/>x^3 <text:s text:c="7"/>x^2 <text:s text:c="7"/>x^2 <text:s text:c="13"/>x^6+x^2</text:p>
      <text:p text:style-name="P1">X2.2 <text:s text:c="3"/>⋅ <text:s text:c="6"/>⋅ <text:s text:c="2"/>⋅ <text:s text:c="9"/>⋅ <text:s text:c="8"/>⋅ <text:s text:c="2"/>1 <text:s text:c="2"/>1 <text:s text:c="2"/>1 <text:s text:c="8"/>⋅ <text:s text:c="4"/>1 <text:s text:c="2"/>1 <text:s text:c="8"/>⋅ x^2+1 <text:s text:c="8"/>⋅ x^2+1 x^4+x^2+1 <text:s text:c="10"/>⋅ <text:s/>x^4+x^2+1 2x^4+x^2+1 <text:s text:c="2"/>x^8+x^6+2x^4+x^2+1</text:p>
      <text:p text:style-name="P1">X1.3 <text:s text:c="3"/>⋅ <text:s text:c="6"/>⋅ <text:s text:c="2"/>⋅ <text:s text:c="9"/>⋅ <text:s text:c="8"/>⋅ <text:s text:c="2"/>⋅ <text:s text:c="2"/>1 <text:s text:c="2"/>⋅ <text:s text:c="8"/>⋅ <text:s text:c="4"/>⋅ <text:s text:c="2"/>1 <text:s text:c="8"/>x <text:s text:c="4"/>1 <text:s text:c="8"/>⋅ <text:s text:c="4"/>1 <text:s text:c="4"/>x^2+1 <text:s text:c="10"/>⋅ <text:s text:c="9"/>1 <text:s/>x^4+x^2+1 <text:s text:c="7"/>x^6+x^4+x^2+1</text:p>
      <text:p text:style-name="P1">X21.1 <text:s text:c="2"/>⋅ <text:s text:c="6"/>⋅ <text:s text:c="2"/>⋅ <text:s text:c="9"/>⋅ <text:s text:c="8"/>⋅ <text:s text:c="2"/>⋅ <text:s text:c="2"/>⋅ <text:s text:c="2"/>1 <text:s text:c="8"/>1 <text:s text:c="4"/>1 <text:s text:c="2"/>1 <text:s text:c="8"/>⋅ <text:s text:c="4"/>1 <text:s text:c="8"/>x x^2+1 <text:s text:c="4"/>x^2+1 <text:s text:c="6"/>x^3+x x^4+2x^2+1 x^4+2x^2+1 x^8+2x^6+2x^4+2x^2+1</text:p>
      <text:p text:style-name="P1">X211. <text:s text:c="2"/>⋅ <text:s text:c="6"/>⋅ <text:s text:c="2"/>⋅ <text:s text:c="9"/>⋅ <text:s text:c="8"/>⋅ <text:s text:c="2"/>⋅ <text:s text:c="2"/>⋅ <text:s text:c="2"/>⋅ <text:s text:c="8"/>1 <text:s text:c="4"/>⋅ <text:s text:c="2"/>⋅ <text:s text:c="8"/>⋅ <text:s text:c="4"/>⋅ <text:s text:c="8"/>x <text:s text:c="4"/>⋅ <text:s text:c="8"/>⋅ <text:s text:c="6"/>x^3+x <text:s text:c="7"/>x^2 <text:s text:c="7"/>x^2 <text:s text:c="9"/>x^6+x^4+x^2</text:p>
      <text:p text:style-name="P1">X2.11 <text:s text:c="2"/>⋅ <text:s text:c="6"/>⋅ <text:s text:c="2"/>⋅ <text:s text:c="9"/>⋅ <text:s text:c="8"/>⋅ <text:s text:c="2"/>⋅ <text:s text:c="2"/>⋅ <text:s text:c="2"/>⋅ <text:s text:c="8"/>⋅ <text:s text:c="4"/>1 <text:s text:c="2"/>⋅ <text:s text:c="8"/>⋅ <text:s text:c="4"/>1 <text:s text:c="8"/>⋅ <text:s text:c="4"/>1 <text:s text:c="8"/>1 <text:s text:c="10"/>⋅ <text:s/>x^4+x^2+1 <text:s/>x^4+x^2+1 <text:s text:c="2"/>x^8+x^6+2x^4+x^2+1</text:p>
      <text:p text:style-name="P1">X11.2 <text:s text:c="2"/>⋅ <text:s text:c="6"/>⋅ <text:s text:c="2"/>⋅ <text:s text:c="9"/>⋅ <text:s text:c="8"/>⋅ <text:s text:c="2"/>⋅ <text:s text:c="2"/>⋅ <text:s text:c="2"/>⋅ <text:s text:c="8"/>⋅ <text:s text:c="4"/>⋅ <text:s text:c="2"/>1 <text:s text:c="8"/>⋅ <text:s text:c="4"/>1 <text:s text:c="8"/>x <text:s text:c="4"/>1 <text:s text:c="8"/>1 <text:s text:c="10"/>x <text:s text:c="5"/>x^2+1 <text:s/>x^4+x^2+1 <text:s text:c="2"/>x^8+x^6+2x^4+x^2+1</text:p>
      <text:p text:style-name="P1">X.31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1 <text:s text:c="4"/>⋅ <text:s text:c="8"/>⋅ <text:s text:c="4"/>⋅ <text:s text:c="8"/>x <text:s text:c="10"/>⋅ <text:s text:c="9"/>⋅ <text:s text:c="5"/>x^3+x <text:s text:c="11"/>x^5+x^3+x</text:p>
      <text:p text:style-name="P1">X1.2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1 <text:s text:c="8"/>⋅ <text:s text:c="4"/>1 <text:s text:c="4"/>x^2+1 <text:s text:c="10"/>⋅ <text:s text:c="5"/>x^2+1 x^4+2x^2+1 x^8+2x^6+2x^4+2x^2+1</text:p>
      <text:p text:style-name="P1">X111.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1 <text:s text:c="4"/>⋅ <text:s text:c="8"/>⋅ <text:s text:c="6"/>x^2+1 <text:s text:c="9"/>x <text:s text:c="9"/>x <text:s text:c="7"/>x^7+x^5+x^3+x</text:p>
      <text:p text:style-name="P1">X11.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1 <text:s text:c="8"/>1 <text:s text:c="10"/>x <text:s text:c="5"/>x^2+1 <text:s text:c="5"/>x^2+1 <text:s text:c="2"/>x^8+x^6+2x^4+x^2+1</text:p>
      <text:p text:style-name="P1">X.22 <text:s text:c="3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1 <text:s text:c="10"/>⋅ <text:s text:c="9"/>⋅ <text:s text:c="9"/>1 <text:s text:c="15"/>x^4+1</text:p>
      <text:p text:style-name="P1">X1111.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1 <text:s text:c="9"/>⋅ <text:s text:c="9"/>⋅ <text:s text:c="17"/>x^3</text:p>
      <text:p text:style-name="P1">X1.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1 <text:s text:c="9"/>1 <text:s text:c="7"/>x^6+x^4+x^2+1</text:p>
      <text:p text:style-name="P1">X.211 <text:s text:c="2"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1 <text:s text:c="11"/>x^4+x^2+1</text:p>
      <text:p text:style-name="P1">X.1111 <text:s/>⋅ <text:s text:c="6"/>⋅ <text:s text:c="2"/>⋅ <text:s text:c="9"/>⋅ <text:s text:c="8"/>⋅ <text:s text:c="2"/>⋅ <text:s text:c="2"/>⋅ <text:s text:c="2"/>⋅ <text:s text:c="8"/>⋅ <text:s text:c="4"/>⋅ <text:s text:c="2"/>⋅ <text:s text:c="8"/>⋅ <text:s text:c="4"/>⋅ <text:s text:c="8"/>⋅ <text:s text:c="4"/>⋅ <text:s text:c="8"/>⋅ <text:s text:c="10"/>⋅ <text:s text:c="9"/>⋅ <text:s text:c="9"/>⋅ <text:s text:c="19"/>1</text:p>
      <text:p text:style-name="P1"/>
      <text:h text:style-name="P5" text:outline-level="1">D<text:span text:style-name="T5">4</text:span></text:h>
      <text:p text:style-name="P1"/>
      <text:p text:style-name="P1"><text:s text:c="8"/>71 53 5111 44+ 44- 3311(11) 3311 3221 311111 2222+ 2222- 221111 <text:s text:c="7"/>11111111</text:p>
      <text:p text:style-name="P1">________________________________________________________________________________________</text:p>
      <text:p text:style-name="P1">X.4 <text:s text:c="5"/>1 <text:s/>1 <text:s text:c="3"/>1 <text:s text:c="2"/>1 <text:s text:c="2"/>1 <text:s text:c="7"/>⋅ <text:s text:c="3"/>1 <text:s text:c="3"/>1 <text:s text:c="5"/>1 <text:s text:c="4"/>1 <text:s text:c="4"/>1 <text:s text:c="5"/>1 <text:s text:c="14"/>1</text:p>
      <text:p text:style-name="P1">X1.3 <text:s text:c="4"/>⋅ <text:s/>1 <text:s text:c="3"/>1 <text:s text:c="2"/>1 <text:s text:c="2"/>1 <text:s text:c="7"/>x <text:s text:c="3"/>1 <text:s text:c="3"/>1 <text:s/>x^2+1 x^2+1 x^2+1 2x^2+1 <text:s text:c="5"/>x^4+2x^2+1</text:p>
      <text:p text:style-name="P1">X.31 <text:s text:c="4"/>⋅ <text:s/>⋅ <text:s text:c="3"/>1 <text:s text:c="2"/>⋅ <text:s text:c="2"/>⋅ <text:s text:c="7"/>⋅ <text:s text:c="3"/>1 <text:s text:c="3"/>1 <text:s/>x^2+1 <text:s text:c="4"/>1 <text:s text:c="4"/>1 <text:s/>x^2+1 <text:s text:c="6"/>x^4+x^2+1</text:p>
      <text:p text:style-name="P1">X2- <text:s text:c="5"/>⋅ <text:s/>⋅ <text:s text:c="3"/>⋅ <text:s text:c="2"/>1 <text:s text:c="2"/>⋅ <text:s text:c="7"/>⋅ <text:s text:c="3"/>1 <text:s text:c="3"/>1 <text:s text:c="5"/>1 x^2+1 <text:s text:c="4"/>1 <text:s/>x^2+1 <text:s text:c="6"/>x^4+x^2+1</text:p>
      <text:p text:style-name="P1">X2+ <text:s text:c="5"/>⋅ <text:s/>⋅ <text:s text:c="3"/>⋅ <text:s text:c="2"/>⋅ <text:s text:c="2"/>1 <text:s text:c="7"/>⋅ <text:s text:c="3"/>1 <text:s text:c="3"/>1 <text:s text:c="5"/>1 <text:s text:c="4"/>1 x^2+1 <text:s/>x^2+1 <text:s text:c="6"/>x^4+x^2+1</text:p>
      <text:p text:style-name="P1">X11.2 <text:s text:c="3"/>⋅ <text:s/>⋅ <text:s text:c="3"/>⋅ <text:s text:c="2"/>⋅ <text:s text:c="2"/>⋅ <text:s text:c="7"/>1 <text:s text:c="3"/>⋅ <text:s text:c="3"/>⋅ <text:s text:c="5"/>x <text:s text:c="4"/>x <text:s text:c="4"/>x x^3+2x <text:s text:c="3"/>2x^5+2x^3+2x</text:p>
      <text:p text:style-name="P1">X1.21 <text:s text:c="3"/>⋅ <text:s/>⋅ <text:s text:c="3"/>⋅ <text:s text:c="2"/>⋅ <text:s text:c="2"/>⋅ <text:s text:c="7"/>⋅ <text:s text:c="3"/>1 <text:s text:c="3"/>1 <text:s/>x^2+1 x^2+1 x^2+1 3x^2+1 x^6+3x^4+3x^2+1</text:p>
      <text:p text:style-name="P1">X.22 <text:s text:c="4"/>⋅ <text:s/>⋅ <text:s text:c="3"/>⋅ <text:s text:c="2"/>⋅ <text:s text:c="2"/>⋅ <text:s text:c="7"/>⋅ <text:s text:c="3"/>⋅ <text:s text:c="3"/>1 <text:s text:c="5"/>1 <text:s text:c="4"/>1 <text:s text:c="4"/>1 <text:s text:c="5"/>1 <text:s text:c="10"/>x^4+1</text:p>
      <text:p text:style-name="P1">X.211 <text:s text:c="3"/>⋅ <text:s/>⋅ <text:s text:c="3"/>⋅ <text:s text:c="2"/>⋅ <text:s text:c="2"/>⋅ <text:s text:c="7"/>⋅ <text:s text:c="3"/>⋅ <text:s text:c="3"/>⋅ <text:s text:c="5"/>1 <text:s text:c="4"/>⋅ <text:s text:c="4"/>⋅ <text:s text:c="5"/>1 <text:s text:c="6"/>x^4+x^2+1</text:p>
      <text:p text:style-name="P1">X11- <text:s text:c="4"/>⋅ <text:s/>⋅ <text:s text:c="3"/>⋅ <text:s text:c="2"/>⋅ <text:s text:c="2"/>⋅ <text:s text:c="7"/>⋅ <text:s text:c="3"/>⋅ <text:s text:c="3"/>⋅ <text:s text:c="5"/>⋅ <text:s text:c="4"/>1 <text:s text:c="4"/>⋅ <text:s text:c="5"/>1 <text:s text:c="6"/>x^4+x^2+1</text:p>
      <text:p text:style-name="P1">X11+ <text:s text:c="4"/>⋅ <text:s/>⋅ <text:s text:c="3"/>⋅ <text:s text:c="2"/>⋅ <text:s text:c="2"/>⋅ <text:s text:c="7"/>⋅ <text:s text:c="3"/>⋅ <text:s text:c="3"/>⋅ <text:s text:c="5"/>⋅ <text:s text:c="4"/>⋅ <text:s text:c="4"/>1 <text:s text:c="5"/>1 <text:s text:c="6"/>x^4+x^2+1</text:p>
      <text:p text:style-name="P1">X1.111 <text:s text:c="2"/>⋅ <text:s/>⋅ <text:s text:c="3"/>⋅ <text:s text:c="2"/>⋅ <text:s text:c="2"/>⋅ <text:s text:c="7"/>⋅ <text:s text:c="3"/>⋅ <text:s text:c="3"/>⋅ <text:s text:c="5"/>⋅ <text:s text:c="4"/>⋅ <text:s text:c="4"/>⋅ <text:s text:c="5"/>1 <text:s text:c="5"/>x^4+2x^2+1</text:p>
      <text:p text:style-name="P1">X.1111 <text:s text:c="2"/>⋅ <text:s/>⋅ <text:s text:c="3"/>⋅ <text:s text:c="2"/>⋅ <text:s text:c="2"/>⋅ <text:s text:c="7"/>⋅ <text:s text:c="3"/>⋅ <text:s text:c="3"/>⋅ <text:s text:c="5"/>⋅ <text:s text:c="4"/>⋅ <text:s text:c="4"/>⋅ <text:s text:c="5"/>⋅ <text:s text:c="14"/>1</text:p>
      <text:p text:style-name="P1"/>
      <text:h text:style-name="P5" text:outline-level="1">F<text:span text:style-name="T5">4</text:span></text:h>
      <text:p text:style-name="P1"/>
      <text:p text:style-name="P1"><text:s text:c="13"/>|F4 F4(a1)(11) F4(a1) F4(a2)(11) F4(a2) C3 B3 F4(a3)(211) F4(a3)(22) F4(a3)(31) F4(a3) C3(a1)(11) C3(a1) ~A2+A1 B2(11) <text:s text:c="3"/>B2 A2+~A1 <text:s text:c="6"/>~A2 A2(11) <text:s text:c="7"/>A2 <text:s text:c="4"/>A1+~A1 <text:s text:c="4"/>~A1(11) <text:s text:c="12"/>~A1 <text:s text:c="18"/>A1 <text:s text:c="37"/>1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Xphi{1,0} <text:s text:c="3"/>| 1 <text:s text:c="9"/>⋅ <text:s text:c="5"/>1 <text:s text:c="9"/>⋅ <text:s text:c="5"/>1 <text:s/>1 <text:s/>1 <text:s text:c="10"/>⋅ <text:s text:c="9"/>⋅ <text:s text:c="9"/>⋅ <text:s text:c="5"/>1 <text:s text:c="9"/>⋅ <text:s text:c="5"/>1 <text:s text:c="5"/>1 <text:s text:c="5"/>⋅ <text:s text:c="4"/>1 <text:s text:c="5"/>1 <text:s text:c="8"/>1 <text:s text:c="5"/>⋅ <text:s text:c="8"/>1 <text:s text:c="9"/>1 <text:s text:c="10"/>⋅ <text:s text:c="14"/>1 <text:s text:c="19"/>1 <text:s text:c="37"/>1</text:p>
      <text:p text:style-name="P1">Xphi{2,4}' <text:s text:c="2"/>| ⋅ <text:s text:c="9"/>1 <text:s text:c="5"/>⋅ <text:s text:c="9"/>⋅ <text:s text:c="5"/>⋅ <text:s/>x <text:s/>⋅ <text:s text:c="10"/>⋅ <text:s text:c="9"/>⋅ <text:s text:c="9"/>x <text:s text:c="5"/>⋅ <text:s text:c="9"/>x <text:s text:c="5"/>x <text:s text:c="5"/>x <text:s text:c="5"/>x <text:s text:c="4"/>⋅ <text:s text:c="5"/>⋅ <text:s text:c="4"/>x^3+x <text:s text:c="5"/>⋅ <text:s text:c="8"/>⋅ <text:s text:c="7"/>x^3 <text:s text:c="8"/>x^4 <text:s text:c="12"/>x^3 <text:s text:c="17"/>x^3 <text:s text:c="31"/>x^7+x^3</text:p>
      <text:p text:style-name="P1">Xphi{4,1} <text:s text:c="3"/>| ⋅ <text:s text:c="9"/>⋅ <text:s text:c="5"/>1 <text:s text:c="9"/>⋅ <text:s text:c="5"/>1 <text:s/>1 <text:s/>1 <text:s text:c="10"/>⋅ <text:s text:c="7"/>x^2 <text:s text:c="9"/>⋅ <text:s text:c="5"/>1 <text:s text:c="9"/>⋅ <text:s/>x^2+1 <text:s text:c="5"/>1 <text:s text:c="5"/>⋅ x^2+1 <text:s text:c="5"/>1 <text:s text:c="4"/>x^4+1 <text:s text:c="5"/>⋅ <text:s text:c="4"/>x^4+1 <text:s text:c="5"/>x^4+1 <text:s text:c="10"/>⋅ <text:s text:c="6"/>x^6+x^4+1 <text:s text:c="11"/>x^6+x^4+1 <text:s text:c="24"/>x^1⋅+x^6+x^4+1</text:p>
      <text:p text:style-name="P1">Xphi{2,4}'' <text:s/>| ⋅ <text:s text:c="9"/>⋅ <text:s text:c="5"/>⋅ <text:s text:c="9"/>1 <text:s text:c="5"/>⋅ <text:s/>⋅ <text:s/>1 <text:s text:c="10"/>⋅ <text:s text:c="9"/>⋅ <text:s text:c="9"/>⋅ <text:s text:c="5"/>⋅ <text:s text:c="9"/>⋅ <text:s text:c="5"/>⋅ <text:s text:c="5"/>⋅ <text:s text:c="5"/>⋅ <text:s text:c="2"/>x^2 <text:s text:c="3"/>x^2 <text:s text:c="8"/>⋅ <text:s text:c="3"/>x^3 <text:s text:c="6"/>x^2 <text:s text:c="7"/>x^2 <text:s text:c="10"/>⋅ <text:s text:c="12"/>x^2 <text:s text:c="13"/>x^6+x^2 <text:s text:c="31"/>x^6+x^2</text:p>
      <text:p text:style-name="P1">Xphi{9,2} <text:s text:c="3"/>| ⋅ <text:s text:c="9"/>⋅ <text:s text:c="5"/>⋅ <text:s text:c="9"/>⋅ <text:s text:c="5"/>1 <text:s/>1 <text:s/>1 <text:s text:c="10"/>⋅ <text:s text:c="9"/>⋅ <text:s text:c="9"/>⋅ <text:s text:c="5"/>1 <text:s text:c="9"/>⋅ <text:s/>x^2+1 <text:s/>x^2+1 <text:s text:c="3"/>x^2 x^2+1 <text:s/>x^2+1 x^4+x^2+1 <text:s text:c="5"/>⋅ x^4+x^2+1 2x^4+x^2+1 <text:s text:c="8"/>x^5 <text:s/>x^6+2x^4+x^2+1 <text:s text:c="2"/>x^8+x^6+2x^4+x^2+1 <text:s text:c="9"/>x^12+x^1⋅+2x^8+x^6+2x^4+x^2+1</text:p>
      <text:p text:style-name="P1">Xphi{8,3}' <text:s text:c="2"/>| ⋅ <text:s text:c="9"/>⋅ <text:s text:c="5"/>⋅ <text:s text:c="9"/>⋅ <text:s text:c="5"/>⋅ <text:s/>1 <text:s/>⋅ <text:s text:c="10"/>⋅ <text:s text:c="9"/>⋅ <text:s text:c="9"/>1 <text:s text:c="5"/>1 <text:s text:c="9"/>1 <text:s text:c="5"/>2 <text:s text:c="5"/>2 <text:s text:c="5"/>1 <text:s text:c="4"/>1 <text:s text:c="5"/>1 x^4+x^2+2 <text:s text:c="5"/>⋅ <text:s text:c="8"/>1 <text:s/>x^4+x^2+1 <text:s text:c="4"/>x^5+x^3 <text:s text:c="2"/>x^6+x^4+x^2+1 <text:s text:c="7"/>x^6+x^4+x^2+1 <text:s text:c="10"/>x^12+x^1⋅+x^8+2x^6+x^4+x^2+1</text:p>
      <text:p text:style-name="P1">Xphi{8,3}'' <text:s/>| ⋅ <text:s text:c="9"/>⋅ <text:s text:c="5"/>⋅ <text:s text:c="9"/>⋅ <text:s text:c="5"/>⋅ <text:s/>⋅ <text:s/>1 <text:s text:c="10"/>⋅ <text:s text:c="9"/>⋅ <text:s text:c="9"/>⋅ <text:s text:c="5"/>1 <text:s text:c="9"/>⋅ <text:s text:c="5"/>1 <text:s text:c="5"/>1 <text:s text:c="5"/>⋅ x^2+1 <text:s/>x^2+1 <text:s text:c="8"/>1 <text:s text:c="3"/>x^3 x^4+x^2+1 <text:s/>x^4+x^2+1 <text:s text:c="10"/>⋅ <text:s text:c="2"/>x^6+x^4+x^2+1 <text:s text:c="2"/>x^8+2x^6+x^4+x^2+1 <text:s text:c="10"/>x^12+x^1⋅+x^8+2x^6+x^4+x^2+1</text:p>
      <text:p text:style-name="P1">Xphi{1,12}' <text:s/>| ⋅ <text:s text:c="9"/>⋅ <text:s text:c="5"/>⋅ <text:s text:c="9"/>⋅ <text:s text:c="5"/>⋅ <text:s/>⋅ <text:s/>⋅ <text:s text:c="10"/>1 <text:s text:c="9"/>⋅ <text:s text:c="9"/>⋅ <text:s text:c="5"/>⋅ <text:s text:c="9"/>1 <text:s text:c="5"/>⋅ <text:s text:c="5"/>⋅ <text:s text:c="5"/>⋅ <text:s text:c="4"/>⋅ <text:s text:c="5"/>⋅ <text:s text:c="6"/>x^2 <text:s text:c="5"/>⋅ <text:s text:c="8"/>⋅ <text:s text:c="9"/>⋅ <text:s text:c="8"/>x^5 <text:s text:c="14"/>⋅ <text:s text:c="19"/>⋅ <text:s text:c="35"/>x^8</text:p>
      <text:p text:style-name="P1">Xphi{6,6}'' <text:s/>| ⋅ <text:s text:c="9"/>⋅ <text:s text:c="5"/>⋅ <text:s text:c="9"/>⋅ <text:s text:c="5"/>⋅ <text:s/>⋅ <text:s/>⋅ <text:s text:c="10"/>⋅ <text:s text:c="9"/>1 <text:s text:c="9"/>⋅ <text:s text:c="5"/>⋅ <text:s text:c="9"/>⋅ <text:s text:c="5"/>1 <text:s text:c="5"/>⋅ <text:s text:c="5"/>⋅ <text:s text:c="4"/>1 <text:s text:c="5"/>⋅ <text:s text:c="6"/>x^2 <text:s text:c="5"/>⋅ <text:s text:c="6"/>x^2 <text:s text:c="7"/>x^2 <text:s text:c="10"/>⋅ <text:s text:c="4"/>x^8+x^4+x^2 <text:s text:c="9"/>x^8+x^4+x^2 <text:s text:c="16"/>x^14+x^12+2x^8+x^4+x^2</text:p>
      <text:p text:style-name="P1">Xphi{9,6}' <text:s text:c="2"/>| ⋅ <text:s text:c="9"/>⋅ <text:s text:c="5"/>⋅ <text:s text:c="9"/>⋅ <text:s text:c="5"/>⋅ <text:s/>⋅ <text:s/>⋅ <text:s text:c="10"/>⋅ <text:s text:c="9"/>⋅ <text:s text:c="9"/>1 <text:s text:c="5"/>⋅ <text:s text:c="9"/>1 <text:s text:c="5"/>1 <text:s text:c="5"/>1 <text:s text:c="5"/>1 <text:s text:c="4"/>⋅ <text:s text:c="5"/>⋅ x^4+x^2+1 <text:s text:c="5"/>⋅ <text:s text:c="8"/>⋅ <text:s text:c="3"/>x^4+x^2 x^7+x^5+x^3 <text:s text:c="4"/>x^6+x^4+x^2 <text:s text:c="9"/>x^6+x^4+x^2 <text:s text:c="6"/>x^14+x^12+2x^1⋅+x^8+2x^6+x^4+x^2</text:p>
      <text:p text:style-name="P1">Xphi{12,4} <text:s text:c="2"/>| ⋅ <text:s text:c="9"/>⋅ <text:s text:c="5"/>⋅ <text:s text:c="9"/>⋅ <text:s text:c="5"/>⋅ <text:s/>⋅ <text:s/>⋅ <text:s text:c="10"/>⋅ <text:s text:c="9"/>⋅ <text:s text:c="9"/>⋅ <text:s text:c="5"/>1 <text:s text:c="9"/>⋅ <text:s text:c="5"/>1 <text:s text:c="5"/>1 <text:s text:c="5"/>⋅ <text:s text:c="4"/>1 <text:s text:c="5"/>1 <text:s text:c="4"/>x^4+1 <text:s text:c="5"/>⋅ <text:s text:c="4"/>x^4+1 <text:s text:c="4"/>2x^4+1 <text:s text:c="8"/>x^5 <text:s text:c="4"/>2x^6+2x^4+1 <text:s text:c="5"/>x^8+2x^6+2x^4+1 <text:s text:c="5"/>x^16+2x^12+2x^1⋅+2x^8+2x^6+2x^4+1</text:p>
      <text:p text:style-name="P1">Xphi{4,7}' <text:s text:c="2"/>| ⋅ <text:s text:c="9"/>⋅ <text:s text:c="5"/>⋅ <text:s text:c="9"/>⋅ <text:s text:c="5"/>⋅ <text:s/>⋅ <text:s/>⋅ <text:s text:c="10"/>⋅ <text:s text:c="9"/>⋅ <text:s text:c="9"/>⋅ <text:s text:c="5"/>⋅ <text:s text:c="9"/>1 <text:s text:c="5"/>⋅ <text:s text:c="5"/>1 <text:s text:c="5"/>⋅ <text:s text:c="4"/>⋅ <text:s text:c="5"/>⋅ <text:s text:c="4"/>x^2+1 <text:s text:c="5"/>⋅ <text:s text:c="8"/>⋅ <text:s text:c="7"/>x^2 <text:s text:c="4"/>x^5+x^3 <text:s text:c="12"/>x^2 <text:s text:c="17"/>x^2 <text:s text:c="22"/>x^12+x^8+x^6+x^2</text:p>
      <text:p text:style-name="P1">Xphi{16,5}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1 <text:s text:c="5"/>1 <text:s text:c="5"/>1 <text:s text:c="4"/>1 <text:s text:c="5"/>1 <text:s text:c="4"/>x^2+1 <text:s text:c="5"/>⋅ <text:s text:c="4"/>x^2+1 x^4+2x^2+1 <text:s text:c="4"/>x^5+x^3 x^6+2x^4+2x^2+1 x^8+2x^6+2x^4+2x^2+1 x^14+2x^12+2x^1⋅+3x^8+3x^6+2x^4+2x^2+1</text:p>
      <text:p text:style-name="P1">Xphi{6,6}'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1 <text:s text:c="5"/>⋅ <text:s text:c="4"/>⋅ <text:s text:c="5"/>1 <text:s text:c="8"/>1 <text:s text:c="5"/>⋅ <text:s text:c="8"/>1 <text:s text:c="5"/>x^2+1 <text:s text:c="8"/>x^3 <text:s text:c="10"/>x^2+1 <text:s text:c="11"/>x^6+x^2+1 <text:s text:c="18"/>x^12+x^1⋅+2x^6+x^2+1</text:p>
      <text:p text:style-name="P1">Xphi{4,8} <text:s text:c="3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1 <text:s text:c="4"/>⋅ <text:s text:c="5"/>⋅ <text:s text:c="8"/>⋅ <text:s text:c="5"/>⋅ <text:s text:c="8"/>⋅ <text:s text:c="7"/>x^2 <text:s text:c="8"/>x^3 <text:s text:c="12"/>x^2 <text:s text:c="13"/>x^6+x^2 <text:s text:c="25"/>x^1⋅+2x^6+x^2</text:p>
      <text:p text:style-name="P1">Xphi{9,6}'' <text:s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1 <text:s text:c="5"/>1 <text:s text:c="8"/>⋅ <text:s text:c="5"/>x <text:s text:c="4"/>x^2+1 <text:s text:c="5"/>x^2+1 <text:s text:c="10"/>⋅ <text:s text:c="6"/>x^4+x^2+1 <text:s text:c="2"/>x^8+x^6+2x^4+x^2+1 <text:s text:c="9"/>x^12+x^1⋅+2x^8+x^6+2x^4+x^2+1</text:p>
      <text:p text:style-name="P1">Xphi{4,7}'' <text:s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1 <text:s text:c="8"/>⋅ <text:s text:c="5"/>x <text:s text:c="8"/>1 <text:s text:c="9"/>1 <text:s text:c="10"/>⋅ <text:s text:c="14"/>1 <text:s text:c="11"/>x^6+x^4+1 <text:s text:c="24"/>x^1⋅+x^6+x^4+1</text:p>
      <text:p text:style-name="P1">Xphi{8,9}'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1 <text:s text:c="5"/>⋅ <text:s text:c="8"/>⋅ <text:s text:c="9"/>1 <text:s text:c="6"/>x^3+x <text:s text:c="10"/>x^2+1 <text:s text:c="15"/>x^2+1 <text:s text:c="10"/>x^12+x^1⋅+x^8+2x^6+x^4+x^2+1</text:p>
      <text:p text:style-name="P1">Xphi{1,12}'' 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1 <text:s text:c="8"/>⋅ <text:s text:c="9"/>⋅ <text:s text:c="10"/>⋅ <text:s text:c="14"/>⋅ <text:s text:c="17"/>x^3 <text:s text:c="35"/>x^3</text:p>
      <text:p text:style-name="P1">Xphi{8,9}'' <text:s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1 <text:s text:c="9"/>1 <text:s text:c="10"/>⋅ <text:s text:c="10"/>x^2+1 <text:s text:c="7"/>x^6+x^4+x^2+1 <text:s text:c="10"/>x^12+x^1⋅+x^8+2x^6+x^4+x^2+1</text:p>
      <text:p text:style-name="P1">Xphi{9,1⋅}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⋅ <text:s text:c="9"/>1 <text:s text:c="10"/>x <text:s text:c="10"/>x^2+1 <text:s text:c="11"/>x^4+x^2+1 <text:s text:c="9"/>x^12+x^1⋅+2x^8+x^6+2x^4+x^2+1</text:p>
      <text:p text:style-name="P1">Xphi{2,16}' <text:s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⋅ <text:s text:c="9"/>⋅ <text:s text:c="10"/>1 <text:s text:c="14"/>⋅ <text:s text:c="19"/>⋅ <text:s text:c="31"/>x^7+x^3</text:p>
      <text:p text:style-name="P1">Xphi{4,13}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⋅ <text:s text:c="9"/>⋅ <text:s text:c="10"/>⋅ <text:s text:c="14"/>1 <text:s text:c="19"/>1 <text:s text:c="24"/>x^1⋅+x^6+x^4+1</text:p>
      <text:p text:style-name="P1">Xphi{2,16}'' 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⋅ <text:s text:c="9"/>⋅ <text:s text:c="10"/>⋅ <text:s text:c="14"/>⋅ <text:s text:c="19"/>1 <text:s text:c="33"/>x^4+1</text:p>
      <text:p text:style-name="P3">Xphi{1,24} <text:s text:c="2"/>| ⋅ <text:s text:c="9"/>⋅ <text:s text:c="5"/>⋅ <text:s text:c="9"/>⋅ <text:s text:c="5"/>⋅ <text:s/>⋅ <text:s/>⋅ <text:s text:c="10"/>⋅ <text:s text:c="9"/>⋅ <text:s text:c="9"/>⋅ <text:s text:c="5"/>⋅ <text:s text:c="9"/>⋅ <text:s text:c="5"/>⋅ <text:s text:c="5"/>⋅ <text:s text:c="5"/>⋅ <text:s text:c="4"/>⋅ <text:s text:c="5"/>⋅ <text:s text:c="8"/>⋅ <text:s text:c="5"/>⋅ <text:s text:c="8"/>⋅ <text:s text:c="9"/>⋅ <text:s text:c="10"/>⋅ <text:s text:c="14"/>⋅ <text:s text:c="19"/>⋅ <text:s text:c="37"/>1</text:p>
      <text:p text:style-name="P1"/>
      <text:h text:style-name="P5" text:outline-level="1">B<text:span text:style-name="T5">5</text:span></text:h>
      <text:p text:style-name="P1"/>
      <text:p text:style-name="P1"><text:s text:c="8"/>|(11) 911(11) 911 731(11,11) 731(2,11) 731 551(11) 551 722 71111(11) 71111 533(11) 533 53111(11,11) 53111(11,2) 53111 443 44111 52211(11) 52211 33311(11) 33311 33221(11) <text:s text:c="4"/>33221 5111111(11) <text:s text:c="3"/>5111111 3311111(11) <text:s text:c="3"/>3311111 <text:s text:c="5"/>32222 3221111(11) <text:s text:c="4"/>3221111 <text:s text:c="8"/>2222111 <text:s text:c="2"/>311111111(11) <text:s text:c="11"/>311111111 <text:s text:c="12"/>221111111 <text:s text:c="27"/>11111111111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X5. <text:s text:c="4"/>| <text:s text:c="2"/>1 <text:s text:c="6"/>⋅ <text:s text:c="2"/>1 <text:s text:c="9"/>⋅ <text:s text:c="8"/>⋅ <text:s text:c="2"/>1 <text:s text:c="6"/>⋅ <text:s text:c="2"/>1 <text:s text:c="2"/>1 <text:s text:c="8"/>⋅ <text:s text:c="4"/>1 <text:s text:c="6"/>⋅ <text:s text:c="2"/>1 <text:s text:c="11"/>⋅ <text:s text:c="10"/>⋅ <text:s text:c="4"/>1 <text:s text:c="2"/>1 <text:s text:c="4"/>1 <text:s text:c="8"/>⋅ <text:s text:c="4"/>1 <text:s text:c="8"/>⋅ <text:s text:c="4"/>1 <text:s text:c="8"/>⋅ <text:s text:c="8"/>1 <text:s text:c="10"/>⋅ <text:s text:c="9"/>1 <text:s text:c="10"/>⋅ <text:s text:c="9"/>1 <text:s text:c="9"/>1 <text:s text:c="10"/>⋅ <text:s text:c="10"/>1 <text:s text:c="14"/>1 <text:s text:c="14"/>⋅ <text:s text:c="19"/>1 <text:s text:c="20"/>1 <text:s text:c="37"/>1</text:p>
      <text:p text:style-name="P1">X41. <text:s text:c="3"/>| <text:s text:c="2"/>⋅ <text:s text:c="6"/>1 <text:s text:c="2"/>⋅ <text:s text:c="9"/>⋅ <text:s text:c="8"/>⋅ <text:s text:c="2"/>⋅ <text:s text:c="6"/>⋅ <text:s text:c="2"/>⋅ <text:s text:c="2"/>x <text:s text:c="8"/>x <text:s text:c="4"/>x <text:s text:c="6"/>⋅ <text:s text:c="2"/>x <text:s text:c="11"/>⋅ <text:s text:c="10"/>⋅ <text:s text:c="4"/>x <text:s text:c="2"/>x <text:s text:c="4"/>x <text:s text:c="6"/>x^2 <text:s text:c="4"/>x <text:s text:c="6"/>x^2 <text:s text:c="4"/>x <text:s text:c="8"/>⋅ <text:s text:c="8"/>x <text:s text:c="8"/>x^2 <text:s text:c="5"/>x^3+x <text:s text:c="10"/>⋅ <text:s text:c="5"/>x^3+x <text:s text:c="5"/>x^3+x <text:s text:c="8"/>x^3 <text:s text:c="6"/>x^3+x <text:s text:c="10"/>x^3+x <text:s text:c="12"/>x^3 <text:s text:c="11"/>x^5+x^3+x <text:s text:c="12"/>x^5+x^3+x <text:s text:c="25"/>x^7+x^5+x^3+x</text:p>
      <text:p text:style-name="P1">X4.1 <text:s text:c="3"/>| <text:s text:c="2"/>⋅ <text:s text:c="6"/>⋅ <text:s text:c="2"/>1 <text:s text:c="9"/>⋅ <text:s text:c="8"/>⋅ <text:s text:c="2"/>1 <text:s text:c="6"/>⋅ <text:s text:c="2"/>1 <text:s text:c="2"/>1 <text:s text:c="8"/>⋅ x^2+1 <text:s text:c="6"/>⋅ <text:s text:c="2"/>1 <text:s text:c="11"/>⋅ <text:s text:c="10"/>⋅ x^2+1 <text:s text:c="2"/>1 x^2+1 <text:s text:c="8"/>⋅ x^2+1 <text:s text:c="8"/>⋅ x^2+1 <text:s text:c="8"/>⋅ <text:s text:c="4"/>x^2+1 <text:s text:c="10"/>⋅ <text:s/>x^4+x^2+1 <text:s text:c="10"/>⋅ <text:s/>x^4+x^2+1 <text:s text:c="5"/>x^2+1 <text:s text:c="10"/>⋅ <text:s text:c="2"/>x^4+x^2+1 <text:s text:c="6"/>x^4+x^2+1 <text:s text:c="14"/>⋅ <text:s text:c="7"/>x^6+x^4+x^2+1 <text:s text:c="8"/>x^6+x^4+x^2+1 <text:s text:c="21"/>x^8+x^6+x^4+x^2+1</text:p>
      <text:p text:style-name="P1">X.5 <text:s text:c="4"/>| <text:s text:c="2"/>⋅ <text:s text:c="6"/>⋅ <text:s text:c="2"/>⋅ <text:s text:c="9"/>1 <text:s text:c="8"/>⋅ <text:s text:c="2"/>⋅ <text:s text:c="6"/>1 <text:s text:c="2"/>⋅ <text:s text:c="2"/>⋅ <text:s text:c="8"/>⋅ <text:s text:c="4"/>⋅ <text:s text:c="6"/>⋅ <text:s text:c="2"/>⋅ <text:s text:c="11"/>⋅ <text:s text:c="10"/>x <text:s text:c="4"/>⋅ <text:s text:c="2"/>⋅ <text:s text:c="4"/>x <text:s text:c="8"/>⋅ <text:s text:c="4"/>⋅ <text:s text:c="8"/>⋅ <text:s text:c="4"/>⋅ <text:s text:c="6"/>x^2 <text:s text:c="8"/>⋅ <text:s text:c="10"/>⋅ <text:s text:c="9"/>⋅ <text:s text:c="8"/>x^2 <text:s text:c="9"/>⋅ <text:s text:c="9"/>⋅ <text:s text:c="10"/>⋅ <text:s text:c="10"/>⋅ <text:s text:c="12"/>x^3 <text:s text:c="14"/>⋅ <text:s text:c="19"/>⋅ <text:s text:c="18"/>x^3 <text:s text:c="35"/>x^3</text:p>
      <text:p text:style-name="P1">X32. <text:s text:c="3"/>| <text:s text:c="2"/>⋅ <text:s text:c="6"/>⋅ <text:s text:c="2"/>⋅ <text:s text:c="9"/>⋅ <text:s text:c="8"/>1 <text:s text:c="2"/>⋅ <text:s text:c="6"/>⋅ <text:s text:c="2"/>⋅ <text:s text:c="2"/>1 <text:s text:c="8"/>1 <text:s text:c="4"/>⋅ <text:s text:c="6"/>x <text:s text:c="2"/>⋅ <text:s text:c="11"/>x <text:s text:c="10"/>⋅ <text:s text:c="4"/>⋅ <text:s text:c="2"/>⋅ <text:s text:c="4"/>⋅ <text:s text:c="8"/>x <text:s text:c="2"/>x^2 <text:s text:c="8"/>⋅ <text:s text:c="2"/>x^2 <text:s text:c="8"/>⋅ <text:s text:c="6"/>x^2 <text:s text:c="6"/>x^3+x <text:s text:c="7"/>x^2 <text:s text:c="10"/>⋅ <text:s text:c="7"/>x^2 <text:s text:c="3"/>x^4+x^2 <text:s text:c="8"/>x^4 <text:s text:c="4"/>x^4+x^2 <text:s text:c="8"/>x^4+x^2 <text:s text:c="8"/>x^6+x^4 <text:s text:c="9"/>x^6+x^4+x^2 <text:s text:c="10"/>x^6+x^4+x^2 <text:s text:c="18"/>x^1⋅+x^8+x^6+x^4+x^2</text:p>
      <text:p text:style-name="P1">X3.2 <text:s text:c="3"/>| <text:s text:c="2"/>⋅ <text:s text:c="6"/>⋅ <text:s text:c="2"/>⋅ <text:s text:c="9"/>⋅ <text:s text:c="8"/>⋅ <text:s text:c="2"/>1 <text:s text:c="6"/>⋅ <text:s text:c="2"/>1 <text:s text:c="2"/>1 <text:s text:c="8"/>⋅ <text:s text:c="4"/>1 <text:s text:c="6"/>⋅ <text:s text:c="2"/>1 <text:s text:c="11"/>⋅ <text:s text:c="10"/>⋅ x^2+1 <text:s text:c="2"/>1 x^2+1 <text:s text:c="8"/>⋅ x^2+1 <text:s text:c="8"/>⋅ x^2+1 <text:s text:c="8"/>⋅ x^4+x^2+1 <text:s text:c="10"/>⋅ <text:s/>x^4+x^2+1 <text:s text:c="10"/>⋅ 2x^4+x^2+1 <text:s/>x^4+x^2+1 <text:s text:c="10"/>⋅ <text:s/>2x^4+x^2+1 <text:s/>x^6+2x^4+x^2+1 <text:s text:c="14"/>⋅ <text:s text:c="2"/>x^8+x^6+2x^4+x^2+1 <text:s text:c="2"/>x^8+2x^6+2x^4+x^2+1 <text:s text:c="8"/>x^12+x^1⋅+2x^8+2x^6+2x^4+x^2+1</text:p>
      <text:p text:style-name="P1">X1.4 <text:s text:c="3"/>| <text:s text:c="2"/>⋅ <text:s text:c="6"/>⋅ <text:s text:c="2"/>⋅ <text:s text:c="9"/>⋅ <text:s text:c="8"/>⋅ <text:s text:c="2"/>⋅ <text:s text:c="6"/>1 <text:s text:c="2"/>⋅ <text:s text:c="2"/>⋅ <text:s text:c="8"/>⋅ <text:s text:c="4"/>⋅ <text:s text:c="6"/>⋅ <text:s text:c="2"/>⋅ <text:s text:c="11"/>⋅ <text:s text:c="10"/>x <text:s text:c="4"/>⋅ <text:s text:c="2"/>x <text:s text:c="3"/>2x <text:s text:c="8"/>⋅ <text:s text:c="4"/>⋅ <text:s text:c="8"/>⋅ <text:s text:c="4"/>x <text:s text:c="6"/>x^2 <text:s text:c="8"/>x <text:s text:c="10"/>⋅ <text:s text:c="9"/>⋅ <text:s text:c="4"/>x^4+x^2 <text:s text:c="9"/>x <text:s text:c="9"/>x <text:s text:c="10"/>⋅ <text:s text:c="10"/>x <text:s text:c="6"/>x^5+x^3+x <text:s text:c="14"/>⋅ <text:s text:c="19"/>x <text:s text:c="8"/>x^7+x^5+x^3+x <text:s text:c="21"/>x^9+x^7+x^5+x^3+x</text:p>
      <text:p text:style-name="P1">X2.3 <text:s text:c="3"/>| <text:s text:c="2"/>⋅ <text:s text:c="6"/>⋅ <text:s text:c="2"/>⋅ <text:s text:c="9"/>⋅ <text:s text:c="8"/>⋅ <text:s text:c="2"/>⋅ <text:s text:c="6"/>⋅ <text:s text:c="2"/>1 <text:s text:c="2"/>⋅ <text:s text:c="8"/>⋅ <text:s text:c="4"/>⋅ <text:s text:c="6"/>⋅ <text:s text:c="2"/>1 <text:s text:c="11"/>⋅ <text:s text:c="10"/>⋅ <text:s text:c="4"/>1 <text:s text:c="2"/>1 x^2+1 <text:s text:c="8"/>⋅ <text:s text:c="4"/>1 <text:s text:c="8"/>⋅ x^2+1 <text:s text:c="6"/>x^3 <text:s text:c="4"/>x^2+1 <text:s text:c="10"/>⋅ <text:s text:c="9"/>1 <text:s text:c="8"/>x^3 <text:s/>x^4+x^2+1 <text:s text:c="5"/>x^2+1 <text:s text:c="10"/>⋅ <text:s text:c="2"/>x^4+x^2+1 <text:s/>x^6+2x^4+x^2+1 <text:s text:c="14"/>⋅ <text:s text:c="7"/>x^6+x^4+x^2+1 <text:s text:c="2"/>x^8+2x^6+2x^4+x^2+1 <text:s text:c="8"/>x^12+x^1⋅+2x^8+2x^6+2x^4+x^2+1</text:p>
      <text:p text:style-name="P1">X31.1 <text:s text:c="2"/>| <text:s text:c="2"/>⋅ <text:s text:c="6"/>⋅ <text:s text:c="2"/>⋅ <text:s text:c="9"/>⋅ <text:s text:c="8"/>⋅ <text:s text:c="2"/>⋅ <text:s text:c="6"/>⋅ <text:s text:c="2"/>⋅ <text:s text:c="2"/>1 <text:s text:c="8"/>1 <text:s text:c="4"/>1 <text:s text:c="6"/>⋅ <text:s text:c="2"/>1 <text:s text:c="11"/>⋅ <text:s text:c="10"/>⋅ <text:s text:c="4"/>1 <text:s text:c="2"/>1 <text:s text:c="4"/>1 <text:s text:c="8"/>x x^2+1 <text:s text:c="8"/>x x^2+1 <text:s text:c="8"/>⋅ <text:s text:c="4"/>x^2+1 <text:s text:c="6"/>x^3+x x^4+2x^2+1 <text:s text:c="10"/>⋅ x^4+2x^2+1 x^4+2x^2+1 <text:s text:c="4"/>x^4+x^2 2x^4+2x^2+1 <text:s text:c="4"/>2x^4+2x^2+1 <text:s text:c="4"/>x^6+x^4+x^2 x^8+2x^6+3x^4+2x^2+1 <text:s/>x^8+2x^6+3x^4+2x^2+1 <text:s text:c="6"/>x^12+2x^1⋅+3x^8+3x^6+3x^4+2x^2+1</text:p>
      <text:p text:style-name="P1">X311. <text:s text:c="2"/>| <text:s text:c="2"/>⋅ <text:s text:c="6"/>⋅ <text:s text:c="2"/>⋅ <text:s text:c="9"/>⋅ <text:s text:c="8"/>⋅ <text:s text:c="2"/>⋅ <text:s text:c="6"/>⋅ <text:s text:c="2"/>⋅ <text:s text:c="2"/>⋅ <text:s text:c="8"/>1 <text:s text:c="4"/>⋅ <text:s text:c="6"/>⋅ <text:s text:c="2"/>⋅ <text:s text:c="11"/>⋅ <text:s text:c="10"/>⋅ <text:s text:c="4"/>⋅ <text:s text:c="2"/>⋅ <text:s text:c="4"/>⋅ <text:s text:c="8"/>x <text:s text:c="4"/>⋅ <text:s text:c="8"/>x <text:s text:c="4"/>⋅ <text:s text:c="8"/>⋅ <text:s text:c="8"/>⋅ <text:s text:c="6"/>x^3+x <text:s text:c="7"/>x^2 <text:s text:c="10"/>⋅ <text:s text:c="7"/>x^2 <text:s text:c="7"/>x^2 <text:s text:c="4"/>x^4+x^2 <text:s text:c="8"/>x^2 <text:s text:c="12"/>x^2 <text:s text:c="4"/>x^6+x^4+x^2 <text:s text:c="9"/>x^6+x^4+x^2 <text:s text:c="10"/>x^6+x^4+x^2 <text:s text:c="17"/>x^1⋅+x^8+2x^6+x^4+x^2</text:p>
      <text:p text:style-name="P1">X3.11 <text:s text:c="2"/>| <text:s text:c="2"/>⋅ <text:s text:c="6"/>⋅ <text:s text:c="2"/>⋅ <text:s text:c="9"/>⋅ <text:s text:c="8"/>⋅ <text:s text:c="2"/>⋅ <text:s text:c="6"/>⋅ <text:s text:c="2"/>⋅ <text:s text:c="2"/>⋅ <text:s text:c="8"/>⋅ <text:s text:c="4"/>1 <text:s text:c="6"/>⋅ <text:s text:c="2"/>⋅ <text:s text:c="11"/>⋅ <text:s text:c="10"/>⋅ <text:s text:c="4"/>1 <text:s text:c="2"/>⋅ <text:s text:c="4"/>1 <text:s text:c="8"/>⋅ <text:s text:c="4"/>1 <text:s text:c="8"/>⋅ <text:s text:c="4"/>1 <text:s text:c="8"/>⋅ <text:s text:c="8"/>1 <text:s text:c="10"/>⋅ <text:s/>x^4+x^2+1 <text:s text:c="10"/>⋅ <text:s/>x^4+x^2+1 <text:s text:c="9"/>1 <text:s text:c="10"/>⋅ <text:s text:c="2"/>x^4+x^2+1 <text:s text:c="6"/>x^4+x^2+1 <text:s text:c="14"/>⋅ <text:s text:c="2"/>x^8+x^6+2x^4+x^2+1 <text:s text:c="3"/>x^8+x^6+2x^4+x^2+1 <text:s text:c="8"/>x^12+x^1⋅+2x^8+2x^6+2x^4+x^2+1</text:p>
      <text:p text:style-name="P1">X22.1 <text:s text:c="2"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1 <text:s text:c="2"/>⋅ <text:s text:c="11"/>1 <text:s text:c="10"/>⋅ <text:s text:c="4"/>⋅ <text:s text:c="2"/>⋅ <text:s text:c="4"/>⋅ <text:s text:c="8"/>1 <text:s text:c="4"/>x <text:s text:c="8"/>⋅ <text:s text:c="4"/>x <text:s text:c="8"/>⋅ <text:s text:c="8"/>x <text:s text:c="6"/>x^2+1 <text:s text:c="9"/>x <text:s text:c="10"/>⋅ <text:s text:c="9"/>x <text:s text:c="5"/>x^3+x <text:s text:c="8"/>x^3 <text:s text:c="2"/>x^5+x^3+x <text:s text:c="6"/>x^5+x^3+x <text:s text:c="4"/>x^7+x^5+x^3 <text:s text:c="6"/>x^7+2x^5+x^3+x <text:s text:c="7"/>x^7+2x^5+x^3+x <text:s text:c="8"/>x^13+x^11+2x^9+2x^7+2x^5+x^3+x</text:p>
      <text:p text:style-name="P1">X21.2 <text:s text:c="2"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1 <text:s text:c="11"/>⋅ <text:s text:c="10"/>⋅ <text:s text:c="4"/>1 <text:s text:c="2"/>1 <text:s text:c="4"/>1 <text:s text:c="8"/>x <text:s text:c="4"/>1 <text:s text:c="8"/>x x^2+1 <text:s text:c="8"/>⋅ <text:s text:c="4"/>x^2+1 <text:s text:c="10"/>x <text:s text:c="5"/>x^2+1 <text:s text:c="10"/>⋅ x^4+2x^2+1 x^4+2x^2+1 <text:s text:c="4"/>x^4+x^2 2x^4+2x^2+1 x^6+2x^4+2x^2+1 <text:s text:c="4"/>x^6+x^4+x^2 x^8+2x^6+3x^4+2x^2+1 2x^8+3x^6+3x^4+2x^2+1 x^14+2x^12+3x^1⋅+4x^8+4x^6+3x^4+2x^2+1</text:p>
      <text:p text:style-name="P1">X221. <text:s text:c="2"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1 <text:s text:c="10"/>⋅ <text:s text:c="4"/>⋅ <text:s text:c="2"/>⋅ <text:s text:c="4"/>⋅ <text:s text:c="8"/>1 <text:s text:c="4"/>⋅ <text:s text:c="8"/>⋅ <text:s text:c="4"/>⋅ <text:s text:c="8"/>⋅ <text:s text:c="8"/>⋅ <text:s text:c="6"/>x^2+1 <text:s text:c="9"/>⋅ <text:s text:c="10"/>⋅ <text:s text:c="9"/>⋅ <text:s text:c="7"/>x^3 <text:s text:c="8"/>x^3 <text:s text:c="8"/>x^3 <text:s text:c="12"/>x^3 <text:s text:c="4"/>x^7+x^5+x^3 <text:s text:c="13"/>x^5+x^3 <text:s text:c="14"/>x^5+x^3 <text:s text:c="18"/>x^11+x^9+x^7+x^5+x^3</text:p>
      <text:p text:style-name="P1">X.41 <text:s text:c="3"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1 <text:s text:c="4"/>⋅ <text:s text:c="2"/>⋅ <text:s text:c="4"/>1 <text:s text:c="8"/>⋅ <text:s text:c="4"/>⋅ <text:s text:c="8"/>⋅ <text:s text:c="4"/>⋅ <text:s text:c="8"/>x <text:s text:c="8"/>⋅ <text:s text:c="10"/>⋅ <text:s text:c="9"/>⋅ <text:s text:c="6"/>x^3+x <text:s text:c="9"/>⋅ <text:s text:c="9"/>⋅ <text:s text:c="10"/>⋅ <text:s text:c="10"/>⋅ <text:s text:c="8"/>x^4+x^2 <text:s text:c="14"/>⋅ <text:s text:c="19"/>⋅ <text:s text:c="10"/>x^6+x^4+x^2 <text:s text:c="23"/>x^8+x^6+x^4+x^2</text:p>
      <text:p text:style-name="P1">X2.21 <text:s text:c="2"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1 <text:s text:c="2"/>⋅ <text:s text:c="4"/>1 <text:s text:c="8"/>⋅ <text:s text:c="4"/>1 <text:s text:c="8"/>⋅ <text:s text:c="4"/>1 <text:s text:c="8"/>⋅ <text:s text:c="4"/>x^2+1 <text:s text:c="10"/>⋅ <text:s text:c="5"/>x^2+1 <text:s text:c="10"/>⋅ x^4+2x^2+1 <text:s text:c="5"/>x^2+1 <text:s text:c="10"/>⋅ <text:s/>x^4+2x^2+1 x^6+2x^4+2x^2+1 <text:s text:c="14"/>⋅ x^8+2x^6+2x^4+2x^2+1 2x^8+3x^6+3x^4+2x^2+1 x^14+2x^12+3x^1⋅+4x^8+4x^6+3x^4+2x^2+1</text:p>
      <text:p text:style-name="P1">X11.3 <text:s text:c="2"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1 <text:s text:c="4"/>1 <text:s text:c="8"/>⋅ <text:s text:c="4"/>⋅ <text:s text:c="8"/>x <text:s text:c="4"/>1 <text:s text:c="8"/>⋅ <text:s text:c="8"/>1 <text:s text:c="10"/>⋅ <text:s text:c="9"/>⋅ <text:s text:c="8"/>x^3 <text:s text:c="5"/>x^2+1 <text:s text:c="5"/>x^2+1 <text:s text:c="8"/>x^2 <text:s text:c="6"/>x^2+1 <text:s text:c="6"/>x^4+x^2+1 <text:s text:c="12"/>x^2 <text:s text:c="11"/>x^4+x^2+1 <text:s text:c="3"/>x^8+x^6+2x^4+x^2+1 <text:s text:c="8"/>x^12+x^1⋅+2x^8+2x^6+2x^4+x^2+1</text:p>
      <text:p text:style-name="P1">X1.31 <text:s text:c="2"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1 <text:s text:c="8"/>⋅ <text:s text:c="4"/>⋅ <text:s text:c="8"/>⋅ <text:s text:c="4"/>1 <text:s text:c="8"/>x <text:s text:c="8"/>1 <text:s text:c="10"/>⋅ <text:s text:c="9"/>⋅ <text:s text:c="6"/>x^3+x <text:s text:c="5"/>x^2+1 <text:s text:c="9"/>1 <text:s text:c="10"/>⋅ <text:s text:c="6"/>x^2+1 <text:s text:c="4"/>2x^4+2x^2+1 <text:s text:c="14"/>⋅ <text:s text:c="11"/>x^4+x^2+1 <text:s/>x^8+2x^6+3x^4+2x^2+1 <text:s text:c="6"/>x^12+2x^1⋅+3x^8+3x^6+3x^4+2x^2+1</text:p>
      <text:p text:style-name="P1">X211.1 <text:s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1 <text:s text:c="4"/>⋅ <text:s text:c="8"/>1 <text:s text:c="4"/>⋅ <text:s text:c="8"/>⋅ <text:s text:c="8"/>⋅ <text:s text:c="6"/>x^2+1 <text:s text:c="9"/>x <text:s text:c="10"/>⋅ <text:s text:c="9"/>x <text:s text:c="5"/>x^3+x <text:s text:c="5"/>2x^3+x <text:s text:c="6"/>x^3+x <text:s text:c="10"/>x^3+x x^7+2x^5+2x^3+x <text:s text:c="5"/>x^7+2x^5+2x^3+x <text:s text:c="6"/>x^7+2x^5+2x^3+x <text:s text:c="6"/>x^13+2x^11+3x^9+3x^7+3x^5+2x^3+x</text:p>
      <text:p text:style-name="P1">X21.11 <text:s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1 <text:s text:c="8"/>⋅ <text:s text:c="4"/>1 <text:s text:c="8"/>⋅ <text:s text:c="8"/>1 <text:s text:c="10"/>x <text:s text:c="5"/>x^2+1 <text:s text:c="10"/>⋅ <text:s text:c="5"/>x^2+1 <text:s text:c="5"/>x^2+1 <text:s text:c="8"/>x^2 <text:s/>x^4+2x^2+1 <text:s text:c="5"/>x^4+2x^2+1 <text:s text:c="4"/>x^6+x^4+x^2 x^8+2x^6+3x^4+2x^2+1 <text:s/>x^8+2x^6+3x^4+2x^2+1 x^14+2x^12+3x^1⋅+4x^8+4x^6+3x^4+2x^2+1</text:p>
      <text:p text:style-name="P1">X111.2 <text:s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1 <text:s text:c="4"/>⋅ <text:s text:c="8"/>⋅ <text:s text:c="8"/>⋅ <text:s text:c="10"/>⋅ <text:s text:c="9"/>⋅ <text:s text:c="10"/>⋅ <text:s text:c="9"/>x <text:s text:c="9"/>x <text:s text:c="6"/>x^3+x <text:s text:c="10"/>x <text:s text:c="14"/>x <text:s text:c="6"/>x^5+x^3+x <text:s text:c="11"/>x^5+x^3+x <text:s text:c="8"/>x^7+x^5+x^3+x <text:s text:c="8"/>x^13+x^11+2x^9+2x^7+2x^5+x^3+x</text:p>
      <text:p text:style-name="P1">X11.21 <text:s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1 <text:s text:c="8"/>⋅ <text:s text:c="8"/>1 <text:s text:c="10"/>⋅ <text:s text:c="9"/>⋅ <text:s text:c="10"/>⋅ <text:s text:c="5"/>x^2+1 <text:s text:c="5"/>x^2+1 <text:s text:c="8"/>x^2 <text:s text:c="5"/>2x^2+1 <text:s text:c="5"/>x^4+2x^2+1 <text:s text:c="8"/>x^4+x^2 <text:s text:c="5"/>x^6+2x^4+2x^2+1 <text:s/>x^8+2x^6+3x^4+2x^2+1 x^14+2x^12+3x^1⋅+4x^8+4x^6+3x^4+2x^2+1</text:p>
      <text:p text:style-name="P1">X.32 <text:s text:c="3"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1 <text:s text:c="8"/>⋅ <text:s text:c="10"/>⋅ <text:s text:c="9"/>⋅ <text:s text:c="10"/>1 <text:s text:c="9"/>⋅ <text:s text:c="9"/>⋅ <text:s text:c="10"/>⋅ <text:s text:c="10"/>⋅ <text:s text:c="10"/>x^3+x <text:s text:c="14"/>⋅ <text:s text:c="19"/>⋅ <text:s text:c="12"/>x^5+x^3+x <text:s text:c="21"/>x^9+x^7+x^5+x^3+x</text:p>
      <text:p text:style-name="P1">X1.22 <text:s text:c="2"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1 <text:s text:c="10"/>⋅ <text:s text:c="9"/>⋅ <text:s text:c="10"/>⋅ <text:s text:c="9"/>1 <text:s text:c="9"/>1 <text:s text:c="10"/>⋅ <text:s text:c="10"/>1 <text:s text:c="6"/>x^4+x^2+1 <text:s text:c="14"/>⋅ <text:s text:c="15"/>x^4+1 <text:s text:c="7"/>x^6+2x^4+x^2+1 <text:s text:c="8"/>x^12+x^1⋅+2x^8+2x^6+2x^4+x^2+1</text:p>
      <text:p text:style-name="P1">X2111. <text:s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1 <text:s text:c="9"/>⋅ <text:s text:c="10"/>⋅ <text:s text:c="9"/>⋅ <text:s text:c="9"/>⋅ <text:s text:c="10"/>x <text:s text:c="10"/>⋅ <text:s text:c="14"/>⋅ <text:s text:c="6"/>x^5+x^3+x <text:s text:c="17"/>x^3 <text:s text:c="18"/>x^3 <text:s text:c="23"/>x^9+x^7+x^5+x^3</text:p>
      <text:p text:style-name="P1">X2.111 <text:s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⋅ <text:s text:c="9"/>1 <text:s text:c="10"/>⋅ <text:s text:c="9"/>1 <text:s text:c="9"/>⋅ <text:s text:c="10"/>⋅ <text:s text:c="10"/>1 <text:s text:c="14"/>1 <text:s text:c="14"/>⋅ <text:s text:c="7"/>x^6+x^4+x^2+1 <text:s text:c="8"/>x^6+x^4+x^2+1 <text:s text:c="8"/>x^12+x^1⋅+2x^8+2x^6+2x^4+x^2+1</text:p>
      <text:p text:style-name="P1">X.311 <text:s text:c="2"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⋅ <text:s text:c="9"/>⋅ <text:s text:c="10"/>1 <text:s text:c="9"/>⋅ <text:s text:c="9"/>⋅ <text:s text:c="10"/>⋅ <text:s text:c="10"/>⋅ <text:s text:c="14"/>x <text:s text:c="14"/>⋅ <text:s text:c="19"/>⋅ <text:s text:c="12"/>x^5+x^3+x <text:s text:c="20"/>x^9+x^7+2x^5+x^3+x</text:p>
      <text:p text:style-name="P1">X1.211 <text:s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⋅ <text:s text:c="9"/>⋅ <text:s text:c="10"/>⋅ <text:s text:c="9"/>1 <text:s text:c="9"/>⋅ <text:s text:c="10"/>⋅ <text:s text:c="10"/>1 <text:s text:c="10"/>x^2+1 <text:s text:c="14"/>⋅ <text:s text:c="11"/>x^4+x^2+1 <text:s text:c="6"/>x^6+2x^4+2x^2+1 <text:s text:c="6"/>x^12+2x^1⋅+3x^8+3x^6+3x^4+2x^2+1</text:p>
      <text:p text:style-name="P1">X111.11 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⋅ <text:s text:c="9"/>⋅ <text:s text:c="10"/>⋅ <text:s text:c="9"/>⋅ <text:s text:c="9"/>1 <text:s text:c="10"/>1 <text:s text:c="10"/>1 <text:s text:c="14"/>1 <text:s text:c="6"/>x^4+x^2+1 <text:s text:c="11"/>x^4+x^2+1 <text:s text:c="12"/>x^4+x^2+1 <text:s text:c="8"/>x^12+x^1⋅+2x^8+2x^6+2x^4+x^2+1</text:p>
      <text:p text:style-name="P1">X1111.1 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⋅ <text:s text:c="9"/>⋅ <text:s text:c="10"/>⋅ <text:s text:c="9"/>⋅ <text:s text:c="9"/>⋅ <text:s text:c="10"/>1 <text:s text:c="10"/>⋅ <text:s text:c="14"/>⋅ <text:s text:c="6"/>x^4+x^2+1 <text:s text:c="17"/>x^2 <text:s text:c="18"/>x^2 <text:s text:c="18"/>x^1⋅+x^8+x^6+x^4+x^2</text:p>
      <text:p text:style-name="P1">X11.111 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⋅ <text:s text:c="9"/>⋅ <text:s text:c="10"/>⋅ <text:s text:c="9"/>⋅ <text:s text:c="9"/>⋅ <text:s text:c="10"/>⋅ <text:s text:c="10"/>1 <text:s text:c="14"/>1 <text:s text:c="12"/>x^2 <text:s text:c="11"/>x^4+x^2+1 <text:s text:c="12"/>x^4+x^2+1 <text:s text:c="8"/>x^12+x^1⋅+2x^8+2x^6+2x^4+x^2+1</text:p>
      <text:p text:style-name="P1">X.221 <text:s text:c="2"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⋅ <text:s text:c="9"/>⋅ <text:s text:c="10"/>⋅ <text:s text:c="9"/>⋅ <text:s text:c="9"/>⋅ <text:s text:c="10"/>⋅ <text:s text:c="10"/>⋅ <text:s text:c="14"/>1 <text:s text:c="14"/>⋅ <text:s text:c="19"/>⋅ <text:s text:c="16"/>x^2+1 <text:s text:c="21"/>x^8+x^6+x^4+x^2+1</text:p>
      <text:p text:style-name="P1">X11111. 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⋅ <text:s text:c="9"/>⋅ <text:s text:c="10"/>⋅ <text:s text:c="9"/>⋅ <text:s text:c="9"/>⋅ <text:s text:c="10"/>⋅ <text:s text:c="10"/>⋅ <text:s text:c="14"/>⋅ <text:s text:c="14"/>1 <text:s text:c="19"/>⋅ <text:s text:c="20"/>⋅ <text:s text:c="35"/>x^4</text:p>
      <text:p text:style-name="P1">X1.1111 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⋅ <text:s text:c="9"/>⋅ <text:s text:c="10"/>⋅ <text:s text:c="9"/>⋅ <text:s text:c="9"/>⋅ <text:s text:c="10"/>⋅ <text:s text:c="10"/>⋅ <text:s text:c="14"/>⋅ <text:s text:c="14"/>⋅ <text:s text:c="19"/>1 <text:s text:c="20"/>1 <text:s text:c="21"/>x^8+x^6+x^4+x^2+1</text:p>
      <text:p text:style-name="P1">X.2111 <text:s/>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⋅ <text:s text:c="9"/>⋅ <text:s text:c="10"/>⋅ <text:s text:c="9"/>⋅ <text:s text:c="9"/>⋅ <text:s text:c="10"/>⋅ <text:s text:c="10"/>⋅ <text:s text:c="14"/>⋅ <text:s text:c="14"/>⋅ <text:s text:c="19"/>⋅ <text:s text:c="20"/>1 <text:s text:c="25"/>x^6+x^4+x^2+1</text:p>
      <text:p text:style-name="P1">X.11111 | <text:s text:c="2"/>⋅ <text:s text:c="6"/>⋅ <text:s text:c="2"/>⋅ <text:s text:c="9"/>⋅ <text:s text:c="8"/>⋅ <text:s text:c="2"/>⋅ <text:s text:c="6"/>⋅ <text:s text:c="2"/>⋅ <text:s text:c="2"/>⋅ <text:s text:c="8"/>⋅ <text:s text:c="4"/>⋅ <text:s text:c="6"/>⋅ <text:s text:c="2"/>⋅ <text:s text:c="11"/>⋅ <text:s text:c="10"/>⋅ <text:s text:c="4"/>⋅ <text:s text:c="2"/>⋅ <text:s text:c="4"/>⋅ <text:s text:c="8"/>⋅ <text:s text:c="4"/>⋅ <text:s text:c="8"/>⋅ <text:s text:c="4"/>⋅ <text:s text:c="8"/>⋅ <text:s text:c="8"/>⋅ <text:s text:c="10"/>⋅ <text:s text:c="9"/>⋅ <text:s text:c="10"/>⋅ <text:s text:c="9"/>⋅ <text:s text:c="9"/>⋅ <text:s text:c="10"/>⋅ <text:s text:c="10"/>⋅ <text:s text:c="14"/>⋅ <text:s text:c="14"/>⋅ <text:s text:c="19"/>⋅ <text:s text:c="20"/>⋅ <text:s text:c="37"/>1</text:p>
      <text:p text:style-name="P3"/>
      <text:h text:style-name="Heading_20_1" text:outline-level="1">D<text:span text:style-name="T5">5</text:span></text:h>
      <text:p text:style-name="P1"/>
      <text:p text:style-name="P1"><text:s text:c="8"/>|91 73 7111 55 5311(11) 5311 4411 5221 3331 511111 <text:s text:c="3"/>3322 331111(11) <text:s/>331111 <text:s/>322111 <text:s text:c="10"/>222211 <text:s text:c="7"/>31111111 <text:s text:c="18"/>22111111 <text:s text:c="37"/>1111111111</text:p>
      <text:p text:style-name="P1">__________________________________________________________________________________________________________________________________________________________________________________________________________</text:p>
      <text:p text:style-name="P1">X.5 <text:s text:c="4"/>| 1 <text:s/>1 <text:s text:c="3"/>1 <text:s/>1 <text:s text:c="7"/>⋅ <text:s text:c="3"/>1 <text:s text:c="3"/>1 <text:s text:c="3"/>1 <text:s text:c="3"/>1 <text:s text:c="5"/>1 <text:s text:c="6"/>1 <text:s text:c="9"/>⋅ <text:s text:c="6"/>1 <text:s text:c="6"/>1 <text:s text:c="15"/>1 <text:s text:c="14"/>1 <text:s text:c="25"/>1 <text:s text:c="46"/>1</text:p>
      <text:p text:style-name="P1">X1.4 <text:s text:c="3"/>| ⋅ <text:s/>1 <text:s text:c="3"/>1 <text:s/>1 <text:s text:c="7"/>x <text:s text:c="3"/>1 <text:s/>x+1 <text:s text:c="3"/>1 <text:s text:c="3"/>1 <text:s/>x^2+1 <text:s text:c="2"/>x^2+1 <text:s text:c="7"/>x^2 <text:s text:c="2"/>x^2+1 <text:s text:c="2"/>x^2+1 <text:s text:c="7"/>x^3+x^2+1 <text:s text:c="6"/>x^4+x^2+1 <text:s text:c="13"/>x^4+x^3+x^2+1 <text:s text:c="30"/>x^6+x^4+x^3+x^2+1</text:p>
      <text:p text:style-name="P1">X.41 <text:s text:c="3"/>| ⋅ <text:s/>⋅ <text:s text:c="3"/>1 <text:s/>⋅ <text:s text:c="7"/>⋅ <text:s text:c="3"/>1 <text:s text:c="3"/>1 <text:s text:c="3"/>1 <text:s text:c="3"/>1 <text:s/>x^2+1 <text:s text:c="6"/>1 <text:s text:c="9"/>⋅ <text:s text:c="2"/>x^2+1 <text:s text:c="2"/>x^2+1 <text:s text:c="11"/>x^2+1 <text:s text:c="6"/>x^4+x^2+1 <text:s text:c="17"/>x^4+x^2+1 <text:s text:c="34"/>x^6+x^4+x^2+1</text:p>
      <text:p text:style-name="P1">X2.3 <text:s text:c="3"/>| ⋅ <text:s/>⋅ <text:s text:c="3"/>⋅ <text:s/>1 <text:s text:c="7"/>⋅ <text:s text:c="3"/>1 <text:s/>x+1 <text:s text:c="3"/>1 <text:s/>x+1 <text:s text:c="5"/>1 x^2+x+1 <text:s text:c="7"/>x^2 x^2+x+1 x^2+x+1 <text:s/>x^4+x^3+x^2+x+1 <text:s text:c="4"/>x^4+x^2+x+1 <text:s text:c="6"/>x^5+2x^4+x^3+x^2+x+1 <text:s text:c="15"/>x^8+x^7+x^6+x^5+2x^4+x^3+x^2+x+1</text:p>
      <text:p text:style-name="P1">X11.3 <text:s text:c="2"/>| ⋅ <text:s/>⋅ <text:s text:c="3"/>⋅ <text:s/>⋅ <text:s text:c="7"/>1 <text:s text:c="3"/>⋅ <text:s text:c="3"/>1 <text:s text:c="3"/>⋅ <text:s text:c="3"/>⋅ <text:s text:c="5"/>x <text:s text:c="6"/>x <text:s text:c="5"/>x^3+x <text:s text:c="6"/>x <text:s text:c="6"/>x <text:s text:c="7"/>x^4+x^2+x <text:s text:c="6"/>x^5+x^3+x <text:s text:c="5"/>x^6+x^5+x^4+x^3+x^2+x <text:s text:c="13"/>x^9+x^8+x^7+x^6+2x^5+x^4+x^3+x^2+x</text:p>
      <text:p text:style-name="P1">X1.31 <text:s text:c="2"/>| ⋅ <text:s/>⋅ <text:s text:c="3"/>⋅ <text:s/>⋅ <text:s text:c="7"/>⋅ <text:s text:c="3"/>1 <text:s text:c="3"/>1 <text:s text:c="3"/>1 <text:s text:c="3"/>1 <text:s/>x^2+1 <text:s text:c="2"/>x^2+1 <text:s text:c="7"/>x^2 <text:s/>2x^2+1 <text:s/>2x^2+1 <text:s text:c="2"/>x^4+x^3+2x^2+1 x^6+2x^4+2x^2+1 <text:s text:c="3"/>x^6+x^5+3x^4+x^3+2x^2+1 <text:s text:c="9"/>x^1⋅+2x^8+x^7+3x^6+x^5+3x^4+x^3+2x^2+1</text:p>
      <text:p text:style-name="P1">X2.21 <text:s text:c="2"/>| ⋅ <text:s/>⋅ <text:s text:c="3"/>⋅ <text:s/>⋅ <text:s text:c="7"/>⋅ <text:s text:c="3"/>⋅ <text:s text:c="3"/>1 <text:s text:c="3"/>⋅ <text:s text:c="3"/>1 <text:s text:c="5"/>⋅ <text:s text:c="4"/>x+1 <text:s text:c="9"/>x x^2+x+1 x^2+x+1 x^4+x^3+2x^2+x+1 x^4+x^3+x^2+x+1 x^6+x^5+3x^4+2x^3+2x^2+x+1 x^1⋅+x^9+2x^8+2x^7+3x^6+2x^5+3x^4+2x^3+2x^2+x+1</text:p>
      <text:p text:style-name="P1">X.32 <text:s text:c="3"/>| ⋅ <text:s/>⋅ <text:s text:c="3"/>⋅ <text:s/>⋅ <text:s text:c="7"/>⋅ <text:s text:c="3"/>⋅ <text:s text:c="3"/>⋅ <text:s text:c="3"/>1 <text:s text:c="3"/>1 <text:s text:c="5"/>1 <text:s text:c="6"/>1 <text:s text:c="9"/>⋅ <text:s text:c="6"/>1 <text:s text:c="2"/>x^2+1 <text:s text:c="11"/>x^2+1 <text:s text:c="6"/>x^4+x^2+1 <text:s text:c="17"/>x^4+x^2+1 <text:s text:c="30"/>x^8+x^6+x^4+x^2+1</text:p>
      <text:p text:style-name="P1">X1.22 <text:s text:c="2"/>| ⋅ <text:s/>⋅ <text:s text:c="3"/>⋅ <text:s/>⋅ <text:s text:c="7"/>⋅ <text:s text:c="3"/>⋅ <text:s text:c="3"/>⋅ <text:s text:c="3"/>⋅ <text:s text:c="3"/>1 <text:s text:c="5"/>⋅ <text:s text:c="6"/>1 <text:s text:c="9"/>⋅ <text:s text:c="6"/>1 <text:s text:c="2"/>x^2+1 <text:s text:c="7"/>x^3+x^2+1 <text:s text:c="6"/>x^4+x^2+1 <text:s text:c="12"/>2x^4+x^3+x^2+1 <text:s text:c="15"/>x^1⋅+x^8+x^7+2x^6+2x^4+x^3+x^2+1</text:p>
      <text:p text:style-name="P1">X.311 <text:s text:c="2"/>| ⋅ <text:s/>⋅ <text:s text:c="3"/>⋅ <text:s/>⋅ <text:s text:c="7"/>⋅ <text:s text:c="3"/>⋅ <text:s text:c="3"/>⋅ <text:s text:c="3"/>⋅ <text:s text:c="3"/>⋅ <text:s text:c="5"/>1 <text:s text:c="6"/>⋅ <text:s text:c="9"/>⋅ <text:s text:c="6"/>1 <text:s text:c="6"/>1 <text:s text:c="15"/>1 <text:s text:c="6"/>x^4+x^2+1 <text:s text:c="17"/>x^4+x^2+1 <text:s text:c="29"/>x^8+x^6+2x^4+x^2+1</text:p>
      <text:p text:style-name="P1">X11.21 <text:s/>| ⋅ <text:s/>⋅ <text:s text:c="3"/>⋅ <text:s/>⋅ <text:s text:c="7"/>⋅ <text:s text:c="3"/>⋅ <text:s text:c="3"/>⋅ <text:s text:c="3"/>⋅ <text:s text:c="3"/>⋅ <text:s text:c="5"/>⋅ <text:s text:c="6"/>1 <text:s text:c="9"/>1 <text:s text:c="6"/>1 <text:s text:c="6"/>1 <text:s text:c="5"/>x^3+x^2+x+1 <text:s text:c="6"/>x^4+x^2+1 <text:s text:c="4"/>x^5+2x^4+2x^3+2x^2+x+1 x^1⋅+x^9+2x^8+2x^7+3x^6+2x^5+3x^4+2x^3+2x^2+x+1</text:p>
      <text:p text:style-name="P1">X111.2 <text:s/>| ⋅ <text:s/>⋅ <text:s text:c="3"/>⋅ <text:s/>⋅ <text:s text:c="7"/>⋅ <text:s text:c="3"/>⋅ <text:s text:c="3"/>⋅ <text:s text:c="3"/>⋅ <text:s text:c="3"/>⋅ <text:s text:c="5"/>⋅ <text:s text:c="6"/>⋅ <text:s text:c="9"/>1 <text:s text:c="6"/>⋅ <text:s text:c="6"/>⋅ <text:s text:c="15"/>x <text:s text:c="12"/>x^2 <text:s text:c="13"/>x^5+x^3+x^2+x <text:s text:c="13"/>x^9+x^8+x^7+x^6+2x^5+x^4+x^3+x^2+x</text:p>
      <text:p text:style-name="P1">X1.211 <text:s/>| ⋅ <text:s/>⋅ <text:s text:c="3"/>⋅ <text:s/>⋅ <text:s text:c="7"/>⋅ <text:s text:c="3"/>⋅ <text:s text:c="3"/>⋅ <text:s text:c="3"/>⋅ <text:s text:c="3"/>⋅ <text:s text:c="5"/>⋅ <text:s text:c="6"/>⋅ <text:s text:c="9"/>⋅ <text:s text:c="6"/>1 <text:s text:c="6"/>1 <text:s text:c="11"/>x^2+1 <text:s text:c="6"/>x^4+x^2+1 <text:s text:c="11"/>2x^4+x^3+2x^2+1 <text:s text:c="9"/>x^1⋅+2x^8+x^7+3x^6+x^5+3x^4+x^3+2x^2+1</text:p>
      <text:p text:style-name="P1">X.221 <text:s text:c="2"/>| ⋅ <text:s/>⋅ <text:s text:c="3"/>⋅ <text:s/>⋅ <text:s text:c="7"/>⋅ <text:s text:c="3"/>⋅ <text:s text:c="3"/>⋅ <text:s text:c="3"/>⋅ <text:s text:c="3"/>⋅ <text:s text:c="5"/>⋅ <text:s text:c="6"/>⋅ <text:s text:c="9"/>⋅ <text:s text:c="6"/>⋅ <text:s text:c="6"/>1 <text:s text:c="15"/>1 <text:s text:c="10"/>x^2+1 <text:s text:c="21"/>x^2+1 <text:s text:c="30"/>x^8+x^6+x^4+x^2+1</text:p>
      <text:p text:style-name="P1">X11.111 | ⋅ <text:s/>⋅ <text:s text:c="3"/>⋅ <text:s/>⋅ <text:s text:c="7"/>⋅ <text:s text:c="3"/>⋅ <text:s text:c="3"/>⋅ <text:s text:c="3"/>⋅ <text:s text:c="3"/>⋅ <text:s text:c="5"/>⋅ <text:s text:c="6"/>⋅ <text:s text:c="9"/>⋅ <text:s text:c="6"/>⋅ <text:s text:c="6"/>⋅ <text:s text:c="15"/>1 <text:s text:c="14"/>⋅ <text:s text:c="19"/>x^2+x+1 <text:s text:c="15"/>x^8+x^7+x^6+x^5+2x^4+x^3+x^2+x+1</text:p>
      <text:p text:style-name="P1">X.2111 <text:s/>| ⋅ <text:s/>⋅ <text:s text:c="3"/>⋅ <text:s/>⋅ <text:s text:c="7"/>⋅ <text:s text:c="3"/>⋅ <text:s text:c="3"/>⋅ <text:s text:c="3"/>⋅ <text:s text:c="3"/>⋅ <text:s text:c="5"/>⋅ <text:s text:c="6"/>⋅ <text:s text:c="9"/>⋅ <text:s text:c="6"/>⋅ <text:s text:c="6"/>⋅ <text:s text:c="15"/>⋅ <text:s text:c="14"/>1 <text:s text:c="25"/>1 <text:s text:c="34"/>x^6+x^4+x^2+1</text:p>
      <text:p text:style-name="P1">X1.1111 | ⋅ <text:s/>⋅ <text:s text:c="3"/>⋅ <text:s/>⋅ <text:s text:c="7"/>⋅ <text:s text:c="3"/>⋅ <text:s text:c="3"/>⋅ <text:s text:c="3"/>⋅ <text:s text:c="3"/>⋅ <text:s text:c="5"/>⋅ <text:s text:c="6"/>⋅ <text:s text:c="9"/>⋅ <text:s text:c="6"/>⋅ <text:s text:c="6"/>⋅ <text:s text:c="15"/>⋅ <text:s text:c="14"/>⋅ <text:s text:c="25"/>1 <text:s text:c="30"/>x^6+x^4+x^3+x^2+1</text:p>
      <text:p text:style-name="P1">X.11111 | ⋅ <text:s/>⋅ <text:s text:c="3"/>⋅ <text:s/>⋅ <text:s text:c="7"/>⋅ <text:s text:c="3"/>⋅ <text:s text:c="3"/>⋅ <text:s text:c="3"/>⋅ <text:s text:c="3"/>⋅ <text:s text:c="5"/>⋅ <text:s text:c="6"/>⋅ <text:s text:c="9"/>⋅ <text:s text:c="6"/>⋅ <text:s text:c="6"/>⋅ <text:s text:c="15"/>⋅ <text:s text:c="14"/>⋅ <text:s text:c="25"/>⋅ <text:s text:c="46"/>1</text:p>
      <text:p text:style-name="P9"/>
      <text:h text:style-name="P6" text:outline-level="1">•</text:h>
      <text:p text:style-name="P9"/>
      <text:p text:style-name="P8">In me the idea of an absolutely regular world, symmetrical and methodical, is associated with that first impulse and burgeoning of nature, that amorous</text:p>
      <text:p text:style-name="P8">tension—what you call eros—while all the rest of your images, those that according to you associate passion with disorder, love with intemperate</text:p>
      <text:p text:style-name="P8">overflow—river fire whirlpool volcano—for me are memories of nothingness and listlessness and boredom.</text:p>
      <text:p text:style-name="P7"/>
      <text:p text:style-name="P10">Italo Calvino, “Crystals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 style:font-pitch="variable"/>
    <style:font-face style:name="Libre Franklin" svg:font-family="'Libre Frankl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Mono" fo:font-family="'Liberation Mono'" style:font-family-generic="modern" style:font-pitch="fixed" fo:font-size="5pt" style:font-size-asian="5pt" style:font-size-complex="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line-height="150%" fo:text-align="center" style:justify-single-word="false"/>
      <style:text-properties fo:color="#26619c" loext:opacity="100%" style:font-name="Libre Franklin" fo:font-family="'Libre Franklin'" style:font-pitch="variable" fo:font-size="21pt" fo:font-weight="normal" style:font-size-asian="21pt" style:font-weight-asian="normal" style:font-size-complex="21pt" style:font-weight-complex="normal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color="#000000" loext:opacity="100%" style:font-name="Libre Franklin" fo:font-family="'Libre Franklin'" style:font-pitch="variable" fo:font-size="21pt" fo:font-style="normal" fo:font-weight="normal" officeooo:rsid="001f691d" style:font-size-asian="21pt" style:font-style-asian="normal" style:font-weight-asian="normal" style:font-size-complex="21pt" style:font-style-complex="normal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00" loext:opacity="100%" style:font-name="Libre Franklin" fo:font-family="'Libre Franklin'" style:font-pitch="variable" fo:font-size="34pt" fo:font-style="normal" fo:font-weight="normal" officeooo:rsid="002bde1b" style:font-size-asian="34pt" style:font-style-asian="normal" style:font-weight-asian="normal" style:font-size-complex="34pt" style:font-style-complex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8in" fo:page-height="30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01:20:12.225628685</meta:creation-date>
    <dc:date>2026-03-14T23:51:00.376072936</dc:date>
    <meta:editing-duration>PT1H25M56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1" meta:paragraph-count="162" meta:word-count="3403" meta:character-count="32727" meta:non-whitespace-character-count="11045"/>
  </office:meta>
</office:document-meta>
</file>